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Bitstream Vera Sans5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3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7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2.461cm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341cm"/>
    </style:style>
    <style:style style:name="Table1.B" style:family="table-column">
      <style:table-column-properties style:column-width="0.127cm"/>
    </style:style>
    <style:style style:name="Table1.C" style:family="table-column">
      <style:table-column-properties style:column-width="0.99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="none" style:writing-mode="page"/>
    </style:style>
    <style:style style:name="Table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A2" style:family="table-cell">
      <style:table-cell-properties fo:padding="0.049cm" fo:border-left="none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none" fo:border-top="none" fo:border-bottom="none" style:writing-mode="page"/>
    </style:style>
    <style:style style:name="Table2" style:family="table">
      <style:table-properties style:width="2.341cm" table:align="center" style:may-break-between-rows="false"/>
    </style:style>
    <style:style style:name="Table2.A" style:family="table-column">
      <style:table-column-properties style:column-width="1.311cm"/>
    </style:style>
    <style:style style:name="Table2.B" style:family="table-column">
      <style:table-column-properties style:column-width="0.127cm"/>
    </style:style>
    <style:style style:name="Table2.C" style:family="table-column">
      <style:table-column-properties style:column-width="0.903cm"/>
    </style:style>
    <style:style style:name="Table2.A1" style:family="table-cell">
      <style:table-cell-properties fo:padding="0.049cm" fo:border="none" style:writing-mode="page"/>
    </style:style>
    <style:style style:name="Table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A2" style:family="table-cell">
      <style:table-cell-properties fo:padding="0.049cm" fo:border-left="none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none" fo:border-top="none" fo:border-bottom="none" style:writing-mode="page"/>
    </style:style>
    <style:style style:name="Table3" style:family="table">
      <style:table-properties style:width="2.461cm" table:align="center" style:may-break-between-rows="false"/>
    </style:style>
    <style:style style:name="Table3.A" style:family="table-column">
      <style:table-column-properties style:column-width="1.341cm"/>
    </style:style>
    <style:style style:name="Table3.B" style:family="table-column">
      <style:table-column-properties style:column-width="0.127cm"/>
    </style:style>
    <style:style style:name="Table3.C" style:family="table-column">
      <style:table-column-properties style:column-width="0.993cm"/>
    </style:style>
    <style:style style:name="Table3.A1" style:family="table-cell">
      <style:table-cell-properties fo:padding="0.049cm" fo:border="none" style:writing-mode="page"/>
    </style:style>
    <style:style style:name="Table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A2" style:family="table-cell">
      <style:table-cell-properties fo:padding="0.049cm" fo:border-left="none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none" style:writing-mode="page"/>
    </style:style>
    <style:style style:name="Table4" style:family="table">
      <style:table-properties style:width="2.462cm" table:align="center" style:may-break-between-rows="false"/>
    </style:style>
    <style:style style:name="Table4.A" style:family="table-column">
      <style:table-column-properties style:column-width="1.704cm"/>
    </style:style>
    <style:style style:name="Table4.B" style:family="table-column">
      <style:table-column-properties style:column-width="0.095cm"/>
    </style:style>
    <style:style style:name="Table4.C" style:family="table-column">
      <style:table-column-properties style:column-width="0.663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Table5" style:family="table">
      <style:table-properties style:width="2.413cm" fo:margin-left="0.28cm" table:align="left" style:may-break-between-rows="false"/>
    </style:style>
    <style:style style:name="Table5.A" style:family="table-column">
      <style:table-column-properties style:column-width="1.704cm"/>
    </style:style>
    <style:style style:name="Table5.B" style:family="table-column">
      <style:table-column-properties style:column-width="0.095cm"/>
    </style:style>
    <style:style style:name="Table5.C" style:family="table-column">
      <style:table-column-properties style:column-width="0.614cm"/>
    </style:style>
    <style:style style:name="Table5.A1" style:family="table-cell">
      <style:table-cell-properties fo:padding="0.049cm" fo:border="none" style:writing-mode="page"/>
    </style:style>
    <style:style style:name="Table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49cm" fo:border-left="0.05pt solid #000000" fo:border-right="none" fo:border-top="none" fo:border-bottom="none" style:writing-mode="page"/>
    </style:style>
    <style:style style:name="Tableau49" style:family="table">
      <style:table-properties style:width="9.146cm" table:align="left"/>
    </style:style>
    <style:style style:name="Tableau49.A" style:family="table-column">
      <style:table-column-properties style:column-width="2.21cm"/>
    </style:style>
    <style:style style:name="Tableau49.B" style:family="table-column">
      <style:table-column-properties style:column-width="1.734cm"/>
    </style:style>
    <style:style style:name="Tableau49.A1" style:family="table-cell">
      <style:table-cell-properties fo:padding="0.097cm" fo:border-left="none" fo:border-right="0.5pt solid #000000" fo:border-top="none" fo:border-bottom="0.5pt solid #000000"/>
    </style:style>
    <style:style style:name="Tableau49.B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9.E1" style:family="table-cell">
      <style:table-cell-properties fo:background-color="#ecf191" fo:padding="0.097cm" fo:border="0.5pt solid #000000">
        <style:background-image/>
      </style:table-cell-properties>
    </style:style>
    <style:style style:name="Tableau49.A2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9.5" style:family="table-row">
      <style:table-row-properties style:min-row-height="0.995cm"/>
    </style:style>
    <style:style style:name="Tableau49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9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9.151cm" fo:margin-left="0cm" fo:margin-right="0cm" table:align="margins"/>
    </style:style>
    <style:style style:name="Table14.A" style:family="table-column">
      <style:table-column-properties style:column-width="2.9cm" style:rel-column-width="20767*"/>
    </style:style>
    <style:style style:name="Table14.B" style:family="table-column">
      <style:table-column-properties style:column-width="1.723cm" style:rel-column-width="12341*"/>
    </style:style>
    <style:style style:name="Table14.C" style:family="table-column">
      <style:table-column-properties style:column-width="1.722cm" style:rel-column-width="12328*"/>
    </style:style>
    <style:style style:name="Table14.D" style:family="table-column">
      <style:table-column-properties style:column-width="2.806cm" style:rel-column-width="20099*"/>
    </style:style>
    <style:style style:name="Table14.1" style:family="table-row">
      <style:table-row-properties style:min-row-height="0.55cm"/>
    </style:style>
    <style:style style:name="Table14.A1" style:family="table-cell">
      <style:table-cell-properties style:vertical-align="middle" fo:background-color="#ecf191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1" style:family="table-cell">
      <style:table-cell-properties style:vertical-align="middle" fo:padding="0.101cm" fo:border="none"/>
    </style:style>
    <style:style style:name="Table14.D1" style:family="table-cell">
      <style:table-cell-properties style:vertical-align="middle" fo:background-color="#a9ce7b" fo:padding="0.101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ecf191" fo:padding="0.101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2" style:family="table-cell">
      <style:table-cell-properties style:vertical-align="middle" fo:padding="0.101cm" fo:border="none"/>
    </style:style>
    <style:style style:name="Table14.D2" style:family="table-cell">
      <style:table-cell-properties style:vertical-align="middle" fo:background-color="#a9ce7b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14.B3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3" style:family="table-cell">
      <style:table-cell-properties style:vertical-align="middle" fo:padding="0.101cm" fo:border="none"/>
    </style:style>
    <style:style style:name="Table14.B4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4" style:family="table-cell">
      <style:table-cell-properties style:vertical-align="middle" fo:padding="0.101cm" fo:border="none"/>
    </style:style>
    <style:style style:name="Table14.B5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5" style:family="table-cell">
      <style:table-cell-properties style:vertical-align="middle" fo:padding="0.101cm" fo:border="none"/>
    </style:style>
    <style:style style:name="Table14.B6" style:family="table-cell">
      <style:table-cell-properties style:vertical-align="middle" fo:padding="0.101cm" fo:border-left="0.05pt solid #000000" fo:border-right="none" fo:border-top="none" fo:border-bottom="none"/>
    </style:style>
    <style:style style:name="Table14.C6" style:family="table-cell">
      <style:table-cell-properties style:vertical-align="middle" fo:padding="0.101cm" fo:border="none"/>
    </style:style>
    <style:style style:name="Tableau57" style:family="table">
      <style:table-properties style:width="9.151cm" table:align="margins" fo:background-color="transparent" fo:keep-with-next="auto" style:may-break-between-rows="true" style:writing-mode="page">
        <style:background-image/>
      </style:table-properties>
    </style:style>
    <style:style style:name="Tableau57.A" style:family="table-column">
      <style:table-column-properties style:column-width="2.545cm" style:rel-column-width="18234*"/>
    </style:style>
    <style:style style:name="Tableau57.B" style:family="table-column">
      <style:table-column-properties style:column-width="1.663cm" style:rel-column-width="11911*"/>
    </style:style>
    <style:style style:name="Tableau57.C" style:family="table-column">
      <style:table-column-properties style:column-width="1.67cm" style:rel-column-width="11963*"/>
    </style:style>
    <style:style style:name="Tableau57.D" style:family="table-column">
      <style:table-column-properties style:column-width="1.669cm" style:rel-column-width="11950*"/>
    </style:style>
    <style:style style:name="Tableau57.E" style:family="table-column">
      <style:table-column-properties style:column-width="1.603cm" style:rel-column-width="11477*"/>
    </style:style>
    <style:style style:name="Tableau57.1" style:family="table-row">
      <style:table-row-properties style:row-height="1.296cm" fo:background-color="transparent" fo:keep-together="auto">
        <style:background-image/>
      </style:table-row-properties>
    </style:style>
    <style:style style:name="Tableau57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7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57.E1" style:family="table-cell">
      <style:table-cell-properties style:vertical-align="middle" fo:padding="0.101cm" fo:border="0.5pt solid #000000"/>
    </style:style>
    <style:style style:name="Tableau57.A2" style:family="table-cell">
      <style:table-cell-properties style:vertical-align="middle" fo:background-color="#ecf191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57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3" style:family="table-row">
      <style:table-row-properties style:row-height="1.191cm" fo:background-color="transparent" fo:keep-together="auto">
        <style:background-image/>
      </style:table-row-properties>
    </style:style>
    <style:style style:name="Tableau57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4" style:family="table-row">
      <style:table-row-properties style:row-height="1.111cm" fo:background-color="transparent" fo:keep-together="auto">
        <style:background-image/>
      </style:table-row-properties>
    </style:style>
    <style:style style:name="Tableau57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57.5" style:family="table-row">
      <style:table-row-properties style:row-height="1.402cm" fo:background-color="transparent" fo:keep-together="auto">
        <style:background-image/>
      </style:table-row-properties>
    </style:style>
    <style:style style:name="Tableau57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D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57.E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5" style:family="table">
      <style:table-properties style:width="9.165cm" fo:margin-left="0cm" fo:margin-right="-0.014cm" fo:margin-top="0.3cm" fo:margin-bottom="0cm" table:align="margins"/>
    </style:style>
    <style:style style:name="Table25.A" style:family="table-column">
      <style:table-column-properties style:column-width="1.593cm" style:rel-column-width="11389*"/>
    </style:style>
    <style:style style:name="Table25.B" style:family="table-column">
      <style:table-column-properties style:column-width="2.524cm" style:rel-column-width="18048*"/>
    </style:style>
    <style:style style:name="Table25.D" style:family="table-column">
      <style:table-column-properties style:column-width="2.524cm" style:rel-column-width="18050*"/>
    </style:style>
    <style:style style:name="Table25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5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5.D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25.2" style:family="table-row">
      <style:table-row-properties style:min-row-height="0.6cm"/>
    </style:style>
    <style:style style:name="Table25.B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25.C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25.D2" style:family="table-cell">
      <style:table-cell-properties style:vertical-align="bottom" fo:padding="0cm" fo:border="0.5pt solid #000000"/>
    </style:style>
    <style:style style:name="Table25.A3" style:family="table-cell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25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5.B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5.D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6" style:family="table">
      <style:table-properties style:width="4.8cm" table:align="center" style:may-break-between-rows="false"/>
    </style:style>
    <style:style style:name="Table26.A" style:family="table-column">
      <style:table-column-properties style:column-width="2.335cm"/>
    </style:style>
    <style:style style:name="Table26.B" style:family="table-column">
      <style:table-column-properties style:column-width="0.157cm"/>
    </style:style>
    <style:style style:name="Table26.C" style:family="table-column">
      <style:table-column-properties style:column-width="2.307cm"/>
    </style:style>
    <style:style style:name="Table26.A1" style:family="table-cell">
      <style:table-cell-properties fo:padding="0.049cm" fo:border="none" style:writing-mode="page"/>
    </style:style>
    <style:style style:name="Table26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6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6.C3" style:family="table-cell">
      <style:table-cell-properties fo:padding="0.049cm" fo:border-left="0.05pt solid #000000" fo:border-right="none" fo:border-top="none" fo:border-bottom="none" style:writing-mode="page"/>
    </style:style>
    <style:style style:name="Table26.C4" style:family="table-cell">
      <style:table-cell-properties fo:padding="0.049cm" fo:border-left="0.05pt solid #000000" fo:border-right="none" fo:border-top="none" fo:border-bottom="none" style:writing-mode="page"/>
    </style:style>
    <style:style style:name="Table26.C5" style:family="table-cell">
      <style:table-cell-properties fo:padding="0.049cm" fo:border-left="0.05pt solid #000000" fo:border-right="none" fo:border-top="none" fo:border-bottom="none" style:writing-mode="page"/>
    </style:style>
    <style:style style:name="Table26.C6" style:family="table-cell">
      <style:table-cell-properties fo:padding="0.049cm" fo:border-left="0.05pt solid #000000" fo:border-right="none" fo:border-top="none" fo:border-bottom="none" style:writing-mode="page"/>
    </style:style>
    <style:style style:name="Table26.C7" style:family="table-cell">
      <style:table-cell-properties fo:padding="0.049cm" fo:border-left="0.05pt solid #000000" fo:border-right="none" fo:border-top="none" fo:border-bottom="none" style:writing-mode="page"/>
    </style:style>
    <style:style style:name="Table26.C8" style:family="table-cell">
      <style:table-cell-properties fo:padding="0.049cm" fo:border-left="0.05pt solid #000000" fo:border-right="none" fo:border-top="none" fo:border-bottom="none" style:writing-mode="page"/>
    </style:style>
    <style:style style:name="Table26.C9" style:family="table-cell">
      <style:table-cell-properties fo:padding="0.049cm" fo:border-left="0.05pt solid #000000" fo:border-right="none" fo:border-top="none" fo:border-bottom="none" style:writing-mode="page"/>
    </style:style>
    <style:style style:name="Table26.C10" style:family="table-cell">
      <style:table-cell-properties fo:padding="0.049cm" fo:border-left="0.05pt solid #000000" fo:border-right="none" fo:border-top="none" fo:border-bottom="none" style:writing-mode="page"/>
    </style:style>
    <style:style style:name="Table26.C11" style:family="table-cell">
      <style:table-cell-properties fo:padding="0.049cm" fo:border-left="0.05pt solid #000000" fo:border-right="none" fo:border-top="none" fo:border-bottom="none" style:writing-mode="page"/>
    </style:style>
    <style:style style:name="Table27" style:family="table">
      <style:table-properties style:width="4.8cm" table:align="center" style:may-break-between-rows="false"/>
    </style:style>
    <style:style style:name="Table27.A" style:family="table-column">
      <style:table-column-properties style:column-width="2.335cm"/>
    </style:style>
    <style:style style:name="Table27.B" style:family="table-column">
      <style:table-column-properties style:column-width="0.157cm"/>
    </style:style>
    <style:style style:name="Table27.C" style:family="table-column">
      <style:table-column-properties style:column-width="2.307cm"/>
    </style:style>
    <style:style style:name="Table27.A1" style:family="table-cell">
      <style:table-cell-properties fo:padding="0.049cm" fo:border="none" style:writing-mode="page"/>
    </style:style>
    <style:style style:name="Table27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7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7.C3" style:family="table-cell">
      <style:table-cell-properties fo:padding="0.049cm" fo:border-left="0.05pt solid #000000" fo:border-right="none" fo:border-top="none" fo:border-bottom="none" style:writing-mode="page"/>
    </style:style>
    <style:style style:name="Table27.C4" style:family="table-cell">
      <style:table-cell-properties fo:padding="0.049cm" fo:border-left="0.05pt solid #000000" fo:border-right="none" fo:border-top="none" fo:border-bottom="none" style:writing-mode="page"/>
    </style:style>
    <style:style style:name="Table27.C5" style:family="table-cell">
      <style:table-cell-properties fo:padding="0.049cm" fo:border-left="0.05pt solid #000000" fo:border-right="none" fo:border-top="none" fo:border-bottom="none" style:writing-mode="page"/>
    </style:style>
    <style:style style:name="Table27.C6" style:family="table-cell">
      <style:table-cell-properties fo:padding="0.049cm" fo:border-left="0.05pt solid #000000" fo:border-right="none" fo:border-top="none" fo:border-bottom="none" style:writing-mode="page"/>
    </style:style>
    <style:style style:name="Table27.C7" style:family="table-cell">
      <style:table-cell-properties fo:padding="0.049cm" fo:border-left="0.05pt solid #000000" fo:border-right="none" fo:border-top="none" fo:border-bottom="none" style:writing-mode="page"/>
    </style:style>
    <style:style style:name="Table27.C8" style:family="table-cell">
      <style:table-cell-properties fo:padding="0.049cm" fo:border-left="0.05pt solid #000000" fo:border-right="none" fo:border-top="none" fo:border-bottom="none" style:writing-mode="page"/>
    </style:style>
    <style:style style:name="Table27.C9" style:family="table-cell">
      <style:table-cell-properties fo:padding="0.049cm" fo:border-left="0.05pt solid #000000" fo:border-right="none" fo:border-top="none" fo:border-bottom="none" style:writing-mode="page"/>
    </style:style>
    <style:style style:name="Table27.C10" style:family="table-cell">
      <style:table-cell-properties fo:padding="0.049cm" fo:border-left="0.05pt solid #000000" fo:border-right="none" fo:border-top="none" fo:border-bottom="none" style:writing-mode="page"/>
    </style:style>
    <style:style style:name="Table28" style:family="table">
      <style:table-properties style:width="4.8cm" table:align="center" style:may-break-between-rows="false"/>
    </style:style>
    <style:style style:name="Table28.A" style:family="table-column">
      <style:table-column-properties style:column-width="2.335cm"/>
    </style:style>
    <style:style style:name="Table28.B" style:family="table-column">
      <style:table-column-properties style:column-width="0.157cm"/>
    </style:style>
    <style:style style:name="Table28.C" style:family="table-column">
      <style:table-column-properties style:column-width="2.307cm"/>
    </style:style>
    <style:style style:name="Table28.A1" style:family="table-cell">
      <style:table-cell-properties fo:padding="0.049cm" fo:border="none" style:writing-mode="page"/>
    </style:style>
    <style:style style:name="Table28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8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8.C3" style:family="table-cell">
      <style:table-cell-properties fo:padding="0.049cm" fo:border-left="0.05pt solid #000000" fo:border-right="none" fo:border-top="none" fo:border-bottom="none" style:writing-mode="page"/>
    </style:style>
    <style:style style:name="Table28.C4" style:family="table-cell">
      <style:table-cell-properties fo:padding="0.049cm" fo:border-left="0.05pt solid #000000" fo:border-right="none" fo:border-top="none" fo:border-bottom="none" style:writing-mode="page"/>
    </style:style>
    <style:style style:name="Table28.C5" style:family="table-cell">
      <style:table-cell-properties fo:padding="0.049cm" fo:border-left="0.05pt solid #000000" fo:border-right="none" fo:border-top="none" fo:border-bottom="none" style:writing-mode="page"/>
    </style:style>
    <style:style style:name="Table28.C6" style:family="table-cell">
      <style:table-cell-properties fo:padding="0.049cm" fo:border-left="0.05pt solid #000000" fo:border-right="none" fo:border-top="none" fo:border-bottom="none" style:writing-mode="page"/>
    </style:style>
    <style:style style:name="Table28.C7" style:family="table-cell">
      <style:table-cell-properties fo:padding="0.049cm" fo:border-left="0.05pt solid #000000" fo:border-right="none" fo:border-top="none" fo:border-bottom="none" style:writing-mode="page"/>
    </style:style>
    <style:style style:name="Table28.C8" style:family="table-cell">
      <style:table-cell-properties fo:padding="0.049cm" fo:border-left="0.05pt solid #000000" fo:border-right="none" fo:border-top="none" fo:border-bottom="none" style:writing-mode="page"/>
    </style:style>
    <style:style style:name="Table28.C9" style:family="table-cell">
      <style:table-cell-properties fo:padding="0.049cm" fo:border-left="0.05pt solid #000000" fo:border-right="none" fo:border-top="none" fo:border-bottom="none" style:writing-mode="page"/>
    </style:style>
    <style:style style:name="Table28.C10" style:family="table-cell">
      <style:table-cell-properties fo:padding="0.049cm" fo:border-left="0.05pt solid #000000" fo:border-right="none" fo:border-top="none" fo:border-bottom="none" style:writing-mode="page"/>
    </style:style>
    <style:style style:name="Table29" style:family="table">
      <style:table-properties style:width="4.8cm" table:align="center" style:may-break-between-rows="false"/>
    </style:style>
    <style:style style:name="Table29.A" style:family="table-column">
      <style:table-column-properties style:column-width="2.335cm"/>
    </style:style>
    <style:style style:name="Table29.B" style:family="table-column">
      <style:table-column-properties style:column-width="0.157cm"/>
    </style:style>
    <style:style style:name="Table29.C" style:family="table-column">
      <style:table-column-properties style:column-width="2.307cm"/>
    </style:style>
    <style:style style:name="Table29.A1" style:family="table-cell">
      <style:table-cell-properties fo:padding="0.049cm" fo:border="none" style:writing-mode="page"/>
    </style:style>
    <style:style style:name="Table29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9.C2" style:family="table-cell">
      <style:table-cell-properties style:vertical-align="bottom" fo:padding="0.049cm" fo:border-left="0.05pt solid #000000" fo:border-right="none" fo:border-top="none" fo:border-bottom="none" style:writing-mode="page"/>
    </style:style>
    <style:style style:name="Table29.C3" style:family="table-cell">
      <style:table-cell-properties fo:padding="0.049cm" fo:border-left="0.05pt solid #000000" fo:border-right="none" fo:border-top="none" fo:border-bottom="none" style:writing-mode="page"/>
    </style:style>
    <style:style style:name="Table29.C4" style:family="table-cell">
      <style:table-cell-properties fo:padding="0.049cm" fo:border-left="0.05pt solid #000000" fo:border-right="none" fo:border-top="none" fo:border-bottom="none" style:writing-mode="page"/>
    </style:style>
    <style:style style:name="Table29.C5" style:family="table-cell">
      <style:table-cell-properties fo:padding="0.049cm" fo:border-left="0.05pt solid #000000" fo:border-right="none" fo:border-top="none" fo:border-bottom="none" style:writing-mode="page"/>
    </style:style>
    <style:style style:name="Table29.C6" style:family="table-cell">
      <style:table-cell-properties fo:padding="0.049cm" fo:border-left="0.05pt solid #000000" fo:border-right="none" fo:border-top="none" fo:border-bottom="none" style:writing-mode="page"/>
    </style:style>
    <style:style style:name="Table29.C7" style:family="table-cell">
      <style:table-cell-properties fo:padding="0.049cm" fo:border-left="0.05pt solid #000000" fo:border-right="none" fo:border-top="none" fo:border-bottom="none" style:writing-mode="page"/>
    </style:style>
    <style:style style:name="Table29.C8" style:family="table-cell">
      <style:table-cell-properties fo:padding="0.049cm" fo:border-left="0.05pt solid #000000" fo:border-right="none" fo:border-top="none" fo:border-bottom="none" style:writing-mode="page"/>
    </style:style>
    <style:style style:name="Table29.C9" style:family="table-cell">
      <style:table-cell-properties fo:padding="0.049cm" fo:border-left="0.05pt solid #000000" fo:border-right="none" fo:border-top="none" fo:border-bottom="none" style:writing-mode="page"/>
    </style:style>
    <style:style style:name="Table29.C10" style:family="table-cell">
      <style:table-cell-properties fo:padding="0.049cm" fo:border-left="0.05pt solid #000000" fo:border-right="none" fo:border-top="none" fo:border-bottom="none" style:writing-mode="page"/>
    </style:style>
    <style:style style:name="Table29.C11" style:family="table-cell">
      <style:table-cell-properties fo:padding="0.049cm" fo:border-left="0.05pt solid #000000" fo:border-right="none" fo:border-top="none" fo:border-bottom="none" style:writing-mode="page"/>
    </style:style>
    <style:style style:name="Table29.C12" style:family="table-cell">
      <style:table-cell-properties fo:padding="0.049cm" fo:border-left="0.05pt solid #000000" fo:border-right="none" fo:border-top="none" fo:border-bottom="none" style:writing-mode="page"/>
    </style:style>
    <style:style style:name="Table6" style:family="table">
      <style:table-properties style:width="9.14cm" table:align="left"/>
    </style:style>
    <style:style style:name="Table6.A" style:family="table-column">
      <style:table-column-properties style:column-width="2.228cm"/>
    </style:style>
    <style:style style:name="Table6.B" style:family="table-column">
      <style:table-column-properties style:column-width="1.727cm"/>
    </style:style>
    <style:style style:name="Table6.C" style:family="table-column">
      <style:table-column-properties style:column-width="1.729cm"/>
    </style:style>
    <style:style style:name="Table6.1" style:family="table-row">
      <style:table-row-properties style:row-height="1.101cm"/>
    </style:style>
    <style:style style:name="Table6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style:vertical-align="middle" fo:padding="0.097cm" fo:border="0.5pt solid #000000"/>
    </style:style>
    <style:style style:name="Table6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6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9.137cm" fo:margin-left="0cm" fo:margin-right="0.014cm" table:align="margins"/>
    </style:style>
    <style:style style:name="Table7.A" style:family="table-column">
      <style:table-column-properties style:column-width="2.004cm" style:rel-column-width="14372*"/>
    </style:style>
    <style:style style:name="Table7.B" style:family="table-column">
      <style:table-column-properties style:column-width="2.378cm" style:rel-column-width="17054*"/>
    </style:style>
    <style:style style:name="Table7.D" style:family="table-column">
      <style:table-column-properties style:column-width="2.378cm" style:rel-column-width="17055*"/>
    </style:style>
    <style:style style:name="Table7.1" style:family="table-row">
      <style:table-row-properties style:row-height="1.349cm"/>
    </style:style>
    <style:style style:name="Table7.A1" style:family="table-cell">
      <style:table-cell-properties style:vertical-align="middle" fo:padding="0.097cm" fo:border="none"/>
    </style:style>
    <style:style style:name="Table7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7.2" style:family="table-row">
      <style:table-row-properties style:row-height="0.7cm"/>
    </style:style>
    <style:style style:name="Table7.B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D2" style:family="table-cell">
      <style:table-cell-properties style:vertical-align="middle" fo:padding="0.097cm" fo:border="0.5pt solid #000000"/>
    </style:style>
    <style:style style:name="Table7.A3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B5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1b6dc57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_5f_Paragraphe_20_livret_20_">
      <style:paragraph-properties fo:margin-left="0cm" fo:margin-right="0cm" fo:text-align="center" style:justify-single-word="false" fo:text-indent="0cm" style:auto-text-indent="false" style:shadow="none">
        <style:tab-stops/>
      </style:paragraph-properties>
      <style:text-properties officeooo:paragraph-rsid="01d8112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paragraph-properties fo:text-align="start" style:justify-single-word="false"/>
      <style:text-properties officeooo:paragraph-rsid="00d4df5c"/>
    </style:style>
    <style:style style:name="P13" style:family="paragraph" style:parent-style-name="Footer">
      <style:text-properties officeooo:rsid="00178920" officeooo:paragraph-rsid="00178920"/>
    </style:style>
    <style:style style:name="P14" style:family="paragraph" style:parent-style-name="Footer">
      <style:text-properties officeooo:paragraph-rsid="00c384cf"/>
    </style:style>
    <style:style style:name="P1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text-properties officeooo:paragraph-rsid="01ca184b"/>
    </style:style>
    <style:style style:name="P18" style:family="paragraph" style:parent-style-name="Standard">
      <style:text-properties officeooo:paragraph-rsid="01d094de"/>
    </style:style>
    <style:style style:name="P19" style:family="paragraph" style:parent-style-name="Standard">
      <style:text-properties officeooo:paragraph-rsid="01d39e16"/>
    </style:style>
    <style:style style:name="P20" style:family="paragraph" style:parent-style-name="Standard">
      <style:text-properties officeooo:paragraph-rsid="01d9123c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ILET_5f_POINTILLES">
      <style:text-properties officeooo:paragraph-rsid="01c2772d"/>
    </style:style>
    <style:style style:name="P25" style:family="paragraph" style:parent-style-name="FILET_5f_POINTILLES">
      <style:text-properties officeooo:paragraph-rsid="01c6b63b"/>
    </style:style>
    <style:style style:name="P26" style:family="paragraph" style:parent-style-name="FILET_5f_POINTILLES">
      <style:text-properties officeooo:paragraph-rsid="01ed4949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1bd6f2c"/>
    </style:style>
    <style:style style:name="P29" style:family="paragraph" style:parent-style-name="Table_20_Contents">
      <style:paragraph-properties fo:text-align="justify" style:justify-single-word="false"/>
      <style:text-properties officeooo:paragraph-rsid="01c2772d"/>
    </style:style>
    <style:style style:name="P30" style:family="paragraph" style:parent-style-name="Table_20_Contents">
      <style:paragraph-properties fo:text-align="justify" style:justify-single-word="false"/>
      <style:text-properties officeooo:paragraph-rsid="01c6b63b"/>
    </style:style>
    <style:style style:name="P31" style:family="paragraph" style:parent-style-name="Table_20_Contents">
      <style:paragraph-properties fo:text-align="justify" style:justify-single-word="false"/>
      <style:text-properties officeooo:paragraph-rsid="01ca184b"/>
    </style:style>
    <style:style style:name="P32" style:family="paragraph" style:parent-style-name="Table_20_Contents">
      <style:paragraph-properties fo:text-align="justify" style:justify-single-word="false"/>
      <style:text-properties officeooo:paragraph-rsid="01d094de"/>
    </style:style>
    <style:style style:name="P33" style:family="paragraph" style:parent-style-name="Table_20_Contents">
      <style:paragraph-properties fo:text-align="justify" style:justify-single-word="false"/>
      <style:text-properties officeooo:paragraph-rsid="01d39e16"/>
    </style:style>
    <style:style style:name="P34" style:family="paragraph" style:parent-style-name="Table_20_Contents">
      <style:paragraph-properties fo:text-align="justify" style:justify-single-word="false"/>
      <style:text-properties officeooo:paragraph-rsid="01d87b8c"/>
    </style:style>
    <style:style style:name="P35" style:family="paragraph" style:parent-style-name="Table_20_Contents">
      <style:paragraph-properties fo:text-align="justify" style:justify-single-word="false"/>
      <style:text-properties officeooo:paragraph-rsid="01d9123c"/>
    </style:style>
    <style:style style:name="P36" style:family="paragraph" style:parent-style-name="Table_20_Contents">
      <style:paragraph-properties fo:text-align="justify" style:justify-single-word="false"/>
      <style:text-properties officeooo:rsid="01bd6f2c" officeooo:paragraph-rsid="01bd6f2c"/>
    </style:style>
    <style:style style:name="P37" style:family="paragraph" style:parent-style-name="Table_20_Contents">
      <style:paragraph-properties fo:text-align="end" style:justify-single-word="false"/>
      <style:text-properties officeooo:rsid="01bd6f2c" officeooo:paragraph-rsid="01bd6f2c"/>
    </style:style>
    <style:style style:name="P38" style:family="paragraph" style:parent-style-name="Table_20_Contents">
      <style:paragraph-properties fo:text-align="start" style:justify-single-word="false"/>
      <style:text-properties officeooo:rsid="01bd6f2c" officeooo:paragraph-rsid="01c2772d"/>
    </style:style>
    <style:style style:name="P39" style:family="paragraph" style:parent-style-name="Table_20_Contents">
      <style:paragraph-properties fo:text-align="start" style:justify-single-word="false"/>
      <style:text-properties officeooo:rsid="01bd6f2c" officeooo:paragraph-rsid="01c6b63b"/>
    </style:style>
    <style:style style:name="P40" style:family="paragraph" style:parent-style-name="Table_20_Contents">
      <style:paragraph-properties fo:text-align="start" style:justify-single-word="false"/>
      <style:text-properties officeooo:rsid="01bd6f2c" officeooo:paragraph-rsid="01c7bbc7"/>
    </style:style>
    <style:style style:name="P41" style:family="paragraph" style:parent-style-name="Table_20_Contents">
      <style:paragraph-properties fo:text-align="start" style:justify-single-word="false"/>
      <style:text-properties officeooo:rsid="01bd6f2c" officeooo:paragraph-rsid="01d094de"/>
    </style:style>
    <style:style style:name="P42" style:family="paragraph" style:parent-style-name="Table_20_Contents">
      <style:paragraph-properties fo:text-align="start" style:justify-single-word="false"/>
      <style:text-properties officeooo:rsid="01bd6f2c" officeooo:paragraph-rsid="01d39e16"/>
    </style:style>
    <style:style style:name="P43" style:family="paragraph" style:parent-style-name="Table_20_Contents">
      <style:paragraph-properties fo:text-align="start" style:justify-single-word="false"/>
      <style:text-properties officeooo:rsid="01bd6f2c" officeooo:paragraph-rsid="01d87b8c"/>
    </style:style>
    <style:style style:name="P44" style:family="paragraph" style:parent-style-name="Table_20_Contents">
      <style:paragraph-properties fo:text-align="start" style:justify-single-word="false"/>
      <style:text-properties officeooo:rsid="01bd6f2c" officeooo:paragraph-rsid="01d9123c"/>
    </style:style>
    <style:style style:name="P45" style:family="paragraph" style:parent-style-name="Table_20_Contents">
      <style:paragraph-properties fo:text-align="end" style:justify-single-word="false"/>
    </style:style>
    <style:style style:name="P46" style:family="paragraph" style:parent-style-name="Table_20_Contents">
      <style:paragraph-properties fo:text-align="end" style:justify-single-word="false"/>
      <style:text-properties officeooo:paragraph-rsid="01bd6f2c"/>
    </style:style>
    <style:style style:name="P47" style:family="paragraph" style:parent-style-name="Table_20_Contents">
      <style:paragraph-properties fo:text-align="end" style:justify-single-word="false"/>
      <style:text-properties officeooo:paragraph-rsid="01c2772d"/>
    </style:style>
    <style:style style:name="P48" style:family="paragraph" style:parent-style-name="Table_20_Contents">
      <style:paragraph-properties fo:text-align="end" style:justify-single-word="false"/>
      <style:text-properties officeooo:paragraph-rsid="01c6b63b"/>
    </style:style>
    <style:style style:name="P49" style:family="paragraph" style:parent-style-name="Table_20_Contents">
      <style:paragraph-properties fo:text-align="end" style:justify-single-word="false"/>
      <style:text-properties officeooo:paragraph-rsid="01ca184b"/>
    </style:style>
    <style:style style:name="P50" style:family="paragraph" style:parent-style-name="Table_20_Contents">
      <style:paragraph-properties fo:text-align="end" style:justify-single-word="false"/>
      <style:text-properties officeooo:paragraph-rsid="01d094de"/>
    </style:style>
    <style:style style:name="P51" style:family="paragraph" style:parent-style-name="Table_20_Contents">
      <style:paragraph-properties fo:text-align="end" style:justify-single-word="false"/>
      <style:text-properties officeooo:paragraph-rsid="01d39e16"/>
    </style:style>
    <style:style style:name="P52" style:family="paragraph" style:parent-style-name="Table_20_Contents">
      <style:paragraph-properties fo:text-align="end" style:justify-single-word="false"/>
      <style:text-properties officeooo:paragraph-rsid="01d87b8c"/>
    </style:style>
    <style:style style:name="P53" style:family="paragraph" style:parent-style-name="Table_20_Contents">
      <style:paragraph-properties fo:text-align="end" style:justify-single-word="false"/>
      <style:text-properties officeooo:paragraph-rsid="01d9123c"/>
    </style:style>
    <style:style style:name="P54" style:family="paragraph" style:parent-style-name="Table_20_Contents">
      <style:paragraph-properties fo:text-align="end" style:justify-single-word="false"/>
      <style:text-properties style:font-name="Bitstream Vera Sans2" fo:font-size="10pt" officeooo:rsid="01bd6f2c" officeooo:paragraph-rsid="01bd6f2c"/>
    </style:style>
    <style:style style:name="P55" style:family="paragraph" style:parent-style-name="Table_20_Contents">
      <style:paragraph-properties fo:text-align="justify" style:justify-single-word="false"/>
      <style:text-properties style:font-name="Bitstream Vera Sans2" fo:font-size="10pt" officeooo:rsid="01bd6f2c" officeooo:paragraph-rsid="01bd6f2c"/>
    </style:style>
    <style:style style:name="P56" style:family="paragraph" style:parent-style-name="Table_20_Contents">
      <style:paragraph-properties fo:text-align="justify" style:justify-single-word="false"/>
      <style:text-properties style:font-name="Bitstream Vera Sans2" fo:font-size="10pt" officeooo:rsid="01c7bbc7" officeooo:paragraph-rsid="01c7bbc7"/>
    </style:style>
    <style:style style:name="P57" style:family="paragraph" style:parent-style-name="Table_20_Contents">
      <style:paragraph-properties fo:text-align="end" style:justify-single-word="false"/>
      <style:text-properties officeooo:rsid="01c2772d" officeooo:paragraph-rsid="01c2772d"/>
    </style:style>
    <style:style style:name="P58" style:family="paragraph" style:parent-style-name="Table_20_Contents">
      <style:paragraph-properties fo:text-align="end" style:justify-single-word="false"/>
      <style:text-properties officeooo:rsid="01c2772d" officeooo:paragraph-rsid="01c6b63b"/>
    </style:style>
    <style:style style:name="P59" style:family="paragraph" style:parent-style-name="Table_20_Contents">
      <style:paragraph-properties fo:text-align="end" style:justify-single-word="false"/>
      <style:text-properties officeooo:rsid="01c2772d" officeooo:paragraph-rsid="01c7bbc7"/>
    </style:style>
    <style:style style:name="P60" style:family="paragraph" style:parent-style-name="Table_20_Contents">
      <style:paragraph-properties fo:text-align="end" style:justify-single-word="false"/>
      <style:text-properties officeooo:rsid="01c2772d" officeooo:paragraph-rsid="01d094de"/>
    </style:style>
    <style:style style:name="P61" style:family="paragraph" style:parent-style-name="Table_20_Contents">
      <style:paragraph-properties fo:text-align="end" style:justify-single-word="false"/>
      <style:text-properties officeooo:rsid="01c2772d" officeooo:paragraph-rsid="01d39e16"/>
    </style:style>
    <style:style style:name="P62" style:family="paragraph" style:parent-style-name="Table_20_Contents">
      <style:paragraph-properties fo:text-align="end" style:justify-single-word="false"/>
      <style:text-properties officeooo:rsid="01c2772d" officeooo:paragraph-rsid="01d87b8c"/>
    </style:style>
    <style:style style:name="P63" style:family="paragraph" style:parent-style-name="Table_20_Contents">
      <style:paragraph-properties fo:text-align="end" style:justify-single-word="false"/>
      <style:text-properties officeooo:rsid="01c2772d" officeooo:paragraph-rsid="01d9123c"/>
    </style:style>
    <style:style style:name="P64" style:family="paragraph" style:parent-style-name="Table_20_Contents">
      <style:paragraph-properties fo:text-align="center" style:justify-single-word="false"/>
      <style:text-properties officeooo:rsid="01c2772d" officeooo:paragraph-rsid="01d87b8c"/>
    </style:style>
    <style:style style:name="P65" style:family="paragraph" style:parent-style-name="Table_20_Contents">
      <style:paragraph-properties fo:text-align="start" style:justify-single-word="false"/>
      <style:text-properties officeooo:paragraph-rsid="01c6b63b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font-name="Bitstream Vera Sans2" fo:font-size="10pt" officeooo:rsid="01bd6f2c" officeooo:paragraph-rsid="01ca184b"/>
    </style:style>
    <style:style style:name="P67" style:family="paragraph" style:parent-style-name="Table_20_Contents">
      <style:paragraph-properties fo:text-align="end" style:justify-single-word="false"/>
      <style:text-properties fo:color="#000000" loext:opacity="100%" style:font-name="Bitstream Vera Sans2" fo:font-size="10pt" officeooo:rsid="01c2772d" officeooo:paragraph-rsid="01ca184b"/>
    </style:style>
    <style:style style:name="P68" style:family="paragraph" style:parent-style-name="_5f_Paragraphe_20_livret_20_">
      <style:text-properties officeooo:paragraph-rsid="01c2772d"/>
    </style:style>
    <style:style style:name="P69" style:family="paragraph" style:parent-style-name="_5f_Paragraphe_20_livret_20_">
      <style:paragraph-properties fo:text-align="end" style:justify-single-word="false"/>
      <style:text-properties officeooo:paragraph-rsid="01d00783"/>
    </style:style>
    <style:style style:name="P70" style:family="paragraph" style:parent-style-name="_5f_Paragraphe_20_livret_20_">
      <style:text-properties fo:color="#000000" loext:opacity="100%" style:font-name="Bitstream Vera Sans6" fo:font-size="10pt" fo:font-style="normal" fo:font-weight="normal" officeooo:rsid="00446442" officeooo:paragraph-rsid="01d00783"/>
    </style:style>
    <style:style style:name="P71" style:family="paragraph" style:parent-style-name="_5f_Paragraphe_20_livret_20_">
      <style:text-properties fo:color="#000000" loext:opacity="100%" style:font-name="Bitstream Vera Sans1" fo:font-size="10pt" fo:font-style="normal" fo:font-weight="normal" officeooo:rsid="01d00783" officeooo:paragraph-rsid="01d00783" style:font-name-asian="OpenSymbol2" style:font-weight-asian="normal" style:font-name-complex="OpenSymbol2" style:font-weight-complex="normal"/>
    </style:style>
    <style:style style:name="P72" style:family="paragraph" style:parent-style-name="_5f_Paragraphe_20_livret_20_">
      <style:text-properties officeooo:paragraph-rsid="01d00783"/>
    </style:style>
    <style:style style:name="P73" style:family="paragraph" style:parent-style-name="_5f_Paragraphe_20_livret_20_">
      <style:text-properties officeooo:paragraph-rsid="01d39e16"/>
    </style:style>
    <style:style style:name="P74" style:family="paragraph" style:parent-style-name="_5f_Paragraphe_20_livret_20_">
      <style:paragraph-properties fo:text-align="center" style:justify-single-word="false"/>
      <style:text-properties fo:font-weight="bold" officeooo:rsid="0046d4f6" officeooo:paragraph-rsid="01d7973e" style:font-weight-asian="bold" style:font-weight-complex="bold"/>
    </style:style>
    <style:style style:name="P75" style:family="paragraph" style:parent-style-name="_5f_Paragraphe_20_livret_20_">
      <style:paragraph-properties fo:text-align="start" style:justify-single-word="false"/>
      <style:text-properties fo:font-weight="bold" officeooo:paragraph-rsid="01db805f" style:font-weight-asian="bold" style:font-weight-complex="bold"/>
    </style:style>
    <style:style style:name="P76" style:family="paragraph" style:parent-style-name="_5f_Paragraphe_20_livret_20_">
      <style:paragraph-properties fo:text-align="center" style:justify-single-word="false"/>
      <style:text-properties fo:font-size="9pt" fo:font-weight="bold" officeooo:rsid="0046d4f6" officeooo:paragraph-rsid="01d7973e" style:font-size-asian="9pt" style:font-weight-asian="bold" style:font-size-complex="9pt" style:font-weight-complex="bold"/>
    </style:style>
    <style:style style:name="P77" style:family="paragraph" style:parent-style-name="_5f_Paragraphe_20_livret_20_">
      <style:paragraph-properties fo:text-align="center" style:justify-single-word="false"/>
      <style:text-properties fo:font-size="9pt" officeooo:paragraph-rsid="01d7973e" style:font-size-asian="9pt" style:font-size-complex="9pt"/>
    </style:style>
    <style:style style:name="P78" style:family="paragraph" style:parent-style-name="_5f_Paragraphe_20_livret_20_">
      <style:paragraph-properties fo:text-align="center" style:justify-single-word="false"/>
      <style:text-properties officeooo:paragraph-rsid="01d7973e"/>
    </style:style>
    <style:style style:name="P79" style:family="paragraph" style:parent-style-name="_5f_Paragraphe_20_livret_20_">
      <style:paragraph-properties fo:text-align="center" style:justify-single-word="false"/>
      <style:text-properties officeooo:paragraph-rsid="01d87b8c"/>
    </style:style>
    <style:style style:name="P80" style:family="paragraph" style:parent-style-name="FILET_5f_POINTILLES">
      <style:paragraph-properties fo:margin-top="0.199cm" fo:margin-bottom="0.199cm" style:contextual-spacing="false" fo:line-height="100%" fo:text-align="center" style:justify-single-word="false" style:writing-mode="lr-tb"/>
      <style:text-properties officeooo:paragraph-rsid="01ce4393"/>
    </style:style>
    <style:style style:name="P81" style:family="paragraph" style:parent-style-name="Table_20_Heading">
      <style:paragraph-properties fo:margin-top="0cm" fo:margin-bottom="0cm" style:contextual-spacing="false"/>
      <style:text-properties fo:font-size="10pt" officeooo:paragraph-rsid="01ce4393" style:font-size-asian="10pt" style:font-size-complex="10pt"/>
    </style:style>
    <style:style style:name="P82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weight="bold" officeooo:paragraph-rsid="01ce4393" style:font-weight-asian="bold" style:font-weight-complex="bold"/>
    </style:style>
    <style:style style:name="P83" style:family="paragraph" style:parent-style-name="_5f_Paragraphe_20_livret_20_">
      <style:paragraph-properties fo:margin-left="0.3cm" fo:margin-right="0cm" fo:text-align="center" style:justify-single-word="false" fo:text-indent="0cm" style:auto-text-indent="false" style:shadow="none">
        <style:tab-stops/>
      </style:paragraph-properties>
      <style:text-properties officeooo:paragraph-rsid="01d81127"/>
    </style:style>
    <style:style style:name="P84" style:family="paragraph" style:parent-style-name="_5f_Paragraphe_20_livret_20_">
      <style:paragraph-properties fo:margin-top="0cm" fo:margin-bottom="0.101cm" style:contextual-spacing="false" fo:text-align="center" style:justify-single-word="false"/>
      <style:text-properties fo:color="#000000" loext:opacity="100%" style:font-name="Bitstream Vera Sans6" fo:font-size="10pt" fo:font-style="normal" fo:font-weight="bold" officeooo:rsid="0047a1a6" officeooo:paragraph-rsid="01d87b8c" style:font-weight-asian="bold" style:font-weight-complex="bold"/>
    </style:style>
    <style:style style:name="P85" style:family="paragraph" style:parent-style-name="_5f_Paragraphe_20_livret_20_">
      <style:paragraph-properties fo:margin-top="0cm" fo:margin-bottom="0.101cm" style:contextual-spacing="false"/>
      <style:text-properties officeooo:paragraph-rsid="01d87b8c"/>
    </style:style>
    <style:style style:name="P86" style:family="paragraph" style:parent-style-name="FILET_5f_POINTILLES" style:list-style-name="_5f_Numérotation_20_des_20_exercices_20_livrets"/>
    <style:style style:name="P87" style:family="paragraph" style:parent-style-name="Standard">
      <style:text-properties officeooo:paragraph-rsid="01d094de"/>
    </style:style>
    <style:style style:name="P88" style:family="paragraph" style:parent-style-name="Standard">
      <style:text-properties officeooo:paragraph-rsid="01d87b8c"/>
    </style:style>
    <style:style style:name="P89" style:family="paragraph" style:parent-style-name="Table_20_Contents" style:list-style-name="_5f_Numérotation_20_des_20_exercices_20_livrets">
      <style:paragraph-properties fo:text-align="center" style:justify-single-word="false"/>
      <style:text-properties style:font-name="Bitstream Vera Sans5" fo:font-size="10pt" officeooo:rsid="01c2772d" officeooo:paragraph-rsid="01deb7ba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Bitstream Vera Sans5" fo:font-size="10pt" officeooo:rsid="01c2772d" officeooo:paragraph-rsid="01ee7ba2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Bitstream Vera Sans5" fo:font-size="10pt" officeooo:rsid="01c2772d" officeooo:paragraph-rsid="01db560c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Bitstream Vera Sans5" fo:font-size="10pt" officeooo:paragraph-rsid="01db560c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Bitstream Vera Sans5" fo:font-size="9pt" fo:font-weight="normal" officeooo:paragraph-rsid="01db560c" fo:background-color="#c0c0c0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justify" style:justify-single-word="false"/>
      <style:text-properties officeooo:paragraph-rsid="01d9123c"/>
    </style:style>
    <style:style style:name="P95" style:family="paragraph" style:parent-style-name="Table_20_Contents">
      <loext:graphic-properties draw:fill="none" draw:fill-color="#ccffff" draw:opacity="100%" draw:fill-image-width="0cm" draw:fill-image-height="0cm"/>
      <style:paragraph-properties fo:text-align="center" style:justify-single-word="false" fo:background-color="transparent" style:writing-mode="lr-tb"/>
      <style:text-properties officeooo:paragraph-rsid="01db560c"/>
    </style:style>
    <style:style style:name="P96" style:family="paragraph" style:parent-style-name="Table_20_Contents">
      <loext:graphic-properties draw:fill-image-width="0cm" draw:fill-image-height="0cm"/>
      <style:paragraph-properties fo:text-align="center" style:justify-single-word="false" style:writing-mode="lr-tb"/>
      <style:text-properties style:font-name="Bitstream Vera Sans5" fo:font-size="9pt" fo:font-weight="normal" officeooo:paragraph-rsid="01db560c" fo:background-color="#c0c0c0" style:font-size-asian="9pt" style:font-weight-asian="normal" style:font-size-complex="9pt" style:font-weight-complex="normal"/>
    </style:style>
    <style:style style:name="P97" style:family="paragraph" style:parent-style-name="_5f_Paragraphe_20_livret_20_" style:list-style-name="List_20_1">
      <style:paragraph-properties fo:text-align="start" style:justify-single-word="false"/>
      <style:text-properties style:font-name="Bitstream Vera Sans1" fo:font-weight="normal" officeooo:paragraph-rsid="01d00783" style:font-name-asian="OpenSymbol2" style:font-weight-asian="normal" style:font-name-complex="OpenSymbol2" style:font-weight-complex="normal"/>
    </style:style>
    <style:style style:name="P98" style:family="paragraph" style:parent-style-name="_5f_Paragraphe_20_livret_20_" style:list-style-name="List_20_1">
      <style:paragraph-properties fo:text-align="end" style:justify-single-word="false"/>
      <style:text-properties style:font-name="Bitstream Vera Sans1" fo:font-weight="normal" officeooo:paragraph-rsid="01d00783" style:font-name-asian="OpenSymbol2" style:font-weight-asian="normal" style:font-name-complex="OpenSymbol2" style:font-weight-complex="normal"/>
    </style:style>
    <style:style style:name="P99" style:family="paragraph" style:parent-style-name="_5f_Paragraphe_20_livret_20_" style:list-style-name="_5f_Numérotation_20_des_20_exercices_20_livrets">
      <style:paragraph-properties fo:text-align="center" style:justify-single-word="false"/>
      <style:text-properties officeooo:paragraph-rsid="01db805f"/>
    </style:style>
    <style:style style:name="P100" style:family="paragraph" style:parent-style-name="_5f_Paragraphe_20_livret_20_">
      <style:paragraph-properties fo:text-align="center" style:justify-single-word="false"/>
      <style:text-properties officeooo:paragraph-rsid="01ee7ba2"/>
    </style:style>
    <style:style style:name="P101" style:family="paragraph" style:parent-style-name="_5f_Paragraphe_20_livret_20_">
      <style:text-properties officeooo:paragraph-rsid="01c6b63b"/>
    </style:style>
    <style:style style:name="P102" style:family="paragraph" style:parent-style-name="_5f_Paragraphe_20_livret_20_">
      <style:paragraph-properties fo:text-align="start" style:justify-single-word="false"/>
      <style:text-properties fo:font-weight="bold" officeooo:paragraph-rsid="01ee7ba2" style:font-weight-asian="bold" style:font-weight-complex="bold"/>
    </style:style>
    <style:style style:name="P103" style:family="paragraph" style:parent-style-name="_5f_Paragraphe_20_livret_20_réponse_20_élève" style:list-style-name="_5f_Numérotation_20_des_20_exercices_20_livrets"/>
    <style:style style:name="P104" style:family="paragraph" style:parent-style-name="_5f_Paragraphe_20_livret_20_réponse_20_élève" style:list-style-name="_5f_Numérotation_20_des_20_exercices_20_livrets">
      <style:text-properties officeooo:paragraph-rsid="01d00783"/>
    </style:style>
    <style:style style:name="P105" style:family="paragraph" style:parent-style-name="_5f_Paragraphe_20_livret_20_réponse_20_élève" style:list-style-name="_5f_Numérotation_20_des_20_exercices_20_livrets">
      <style:text-properties officeooo:paragraph-rsid="01d33f32"/>
    </style:style>
    <style:style style:name="P106" style:family="paragraph" style:parent-style-name="_5f_Paragraphe_20_livret_20_réponse_20_élève" style:list-style-name="_5f_Numérotation_20_des_20_exercices_20_livrets">
      <style:text-properties officeooo:paragraph-rsid="01db8dd4"/>
    </style:style>
    <style:style style:name="P107" style:family="paragraph" style:parent-style-name="_5f_Paragraphe_20_livret_20_réponse_20_élève" style:list-style-name="_5f_Numérotation_20_des_20_exercices_20_livrets">
      <style:text-properties officeooo:paragraph-rsid="01ee7ba2"/>
    </style:style>
    <style:style style:name="P108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109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bc6cc3"/>
    </style:style>
    <style:style style:name="P110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e96fed"/>
    </style:style>
    <style:style style:name="P111" style:family="paragraph" style:parent-style-name="_5f_Paragraphe_20_livret_20_réponse_20_élève" style:list-style-name=""/>
    <style:style style:name="P112" style:family="paragraph" style:parent-style-name="_5f_Paragraphe_20_livret_20_réponse_20_élève" style:list-style-name="">
      <style:paragraph-properties fo:margin-top="0.199cm" fo:margin-bottom="0.199cm" style:contextual-spacing="false" fo:line-height="100%" fo:text-align="start" style:justify-single-word="false" style:writing-mode="lr-tb"/>
      <style:text-properties fo:font-weight="bold" officeooo:paragraph-rsid="01ce4393" style:font-weight-asian="bold" style:font-weight-complex="bold"/>
    </style:style>
    <style:style style:name="P113" style:family="paragraph" style:parent-style-name="_5f_Paragraphe_20_livret_20_réponse_20_élève" style:list-style-name="">
      <style:paragraph-properties fo:margin-top="0.199cm" fo:margin-bottom="0.199cm" style:contextual-spacing="false" fo:line-height="100%" fo:text-align="center" style:justify-single-word="false" style:writing-mode="lr-tb"/>
      <style:text-properties officeooo:paragraph-rsid="01ce4393"/>
    </style:style>
    <style:style style:name="P114" style:family="paragraph" style:parent-style-name="_5f_Paragraphe_20_livret_20_réponse_20_élève" style:list-style-name="">
      <style:paragraph-properties fo:line-height="100%" style:writing-mode="lr-tb"/>
      <style:text-properties officeooo:paragraph-rsid="01d87b8c"/>
    </style:style>
    <style:style style:name="P115" style:family="paragraph" style:parent-style-name="_5f_Paragraphe_20_livret_20_réponse_20_élève" style:list-style-name="">
      <style:paragraph-properties style:line-height-at-least="0.6cm" style:writing-mode="lr-tb"/>
      <style:text-properties officeooo:paragraph-rsid="01d87b8c"/>
    </style:style>
    <style:style style:name="P116" style:family="paragraph" style:parent-style-name="_5f_Paragraphe_20_livret_20_réponse_20_élève" style:list-style-name="_5f_Numérotation_20_des_20_exercices_20_livrets">
      <loext:graphic-properties draw:fill-image-width="0cm" draw:fill-image-height="0cm"/>
      <style:paragraph-properties style:writing-mode="lr-tb">
        <style:tab-stops>
          <style:tab-stop style:position="9.4cm" style:type="right" style:leader-style="dotted" style:leader-text="."/>
          <style:tab-stop style:position="19.001cm" style:type="right" style:leader-style="dotted" style:leader-text="."/>
        </style:tab-stops>
      </style:paragraph-properties>
      <style:text-properties officeooo:paragraph-rsid="01db8dd4"/>
    </style:style>
    <style:style style:name="P117" style:family="paragraph" style:parent-style-name="_5f_Paragraphe_20_livret_20_réponse_20_élève" style:list-style-name="_5f_Numérotation_20_des_20_exercices_20_livrets">
      <loext:graphic-properties draw:fill-image-width="0cm" draw:fill-image-height="0cm"/>
      <style:paragraph-properties style:writing-mode="lr-tb">
        <style:tab-stops>
          <style:tab-stop style:position="9.4cm" style:type="right" style:leader-style="dotted" style:leader-text="."/>
          <style:tab-stop style:position="19.001cm" style:type="right" style:leader-style="dotted" style:leader-text="."/>
        </style:tab-stops>
      </style:paragraph-properties>
      <style:text-properties officeooo:paragraph-rsid="01ee7ba2"/>
    </style:style>
    <style:style style:name="P118" style:family="paragraph" style:parent-style-name="_5f_Paragraphe_20_livret_20_réponse_20_élève" style:list-style-name="">
      <style:paragraph-properties fo:margin-top="0cm" fo:margin-bottom="0cm" style:contextual-spacing="false" style:line-height-at-least="0.6cm" style:writing-mode="lr-tb"/>
      <style:text-properties officeooo:paragraph-rsid="01d87b8c"/>
    </style:style>
    <style:style style:name="P119" style:family="paragraph" style:parent-style-name="_5f_Paragraphe_20_énoncé_20_après_20_numéro" style:list-style-name="_5f_Numérotation_20_des_20_exercices_20_livrets"/>
    <style:style style:name="P120" style:family="paragraph" style:parent-style-name="_5f_Paragraphe_20_énoncé_20_après_20_numéro" style:list-style-name="_5f_Numérotation_20_des_20_exercices_20_livrets">
      <style:text-properties officeooo:paragraph-rsid="01c1584a"/>
    </style:style>
    <style:style style:name="P121" style:family="paragraph" style:parent-style-name="_5f_Paragraphe_20_énoncé_20_après_20_numéro" style:list-style-name="_5f_Numérotation_20_des_20_exercices_20_livrets">
      <style:text-properties officeooo:paragraph-rsid="01c2772d"/>
    </style:style>
    <style:style style:name="P122" style:family="paragraph" style:parent-style-name="_5f_Paragraphe_20_énoncé_20_après_20_numéro" style:list-style-name="_5f_Numérotation_20_des_20_exercices_20_livrets">
      <style:text-properties officeooo:paragraph-rsid="01d094de"/>
    </style:style>
    <style:style style:name="P123" style:family="paragraph" style:parent-style-name="_5f_Paragraphe_20_énoncé_20_après_20_numéro" style:list-style-name="_5f_Numérotation_20_des_20_exercices_20_livrets">
      <style:text-properties officeooo:paragraph-rsid="01ee7ba2"/>
    </style:style>
    <style:style style:name="P124" style:family="paragraph" style:parent-style-name="_5f_Paragraphe_20_énoncé_20_après_20_numéro" style:list-style-name=""/>
    <style:style style:name="P125" style:family="paragraph" style:parent-style-name="_5f_Paragraphe_20_énoncé_20_après_20_numéro" style:list-style-name="">
      <style:text-properties officeooo:paragraph-rsid="01d094de"/>
    </style:style>
    <style:style style:name="P126" style:family="paragraph" style:parent-style-name="_5f_Paragraphe_20_énoncé_20_après_20_numéro" style:list-style-name="">
      <style:text-properties officeooo:paragraph-rsid="01d39e16"/>
    </style:style>
    <style:style style:name="P127" style:family="paragraph" style:parent-style-name="_5f_Paragraphe_20_énoncé_20_après_20_numéro" style:list-style-name="">
      <style:text-properties officeooo:paragraph-rsid="01d87b8c"/>
    </style:style>
    <style:style style:name="P128" style:family="paragraph" style:parent-style-name="_5f_Paragraphe_20_énoncé_20_après_20_numéro" style:list-style-name="">
      <style:text-properties officeooo:paragraph-rsid="01d9123c"/>
    </style:style>
    <style:style style:name="P129" style:family="paragraph" style:parent-style-name="_5f_Paragraphe_20_énoncé_20_après_20_numéro">
      <style:paragraph-properties fo:text-align="start" style:justify-single-word="false"/>
    </style:style>
    <style:style style:name="P130" style:family="paragraph" style:parent-style-name="_5f_Paragraphe_20_énoncé_20_après_20_numéro">
      <style:text-properties officeooo:paragraph-rsid="01d094de"/>
    </style:style>
    <style:style style:name="P131" style:family="paragraph" style:parent-style-name="_5f_Paragraphe_20_énoncé_20_après_20_numéro" style:list-style-name="">
      <style:text-properties officeooo:rsid="01d094de" officeooo:paragraph-rsid="01d094de"/>
    </style:style>
    <style:style style:name="P132" style:family="paragraph" style:parent-style-name="_5f_Paragraphe_20_énoncé_20_après_20_numéro">
      <style:text-properties officeooo:paragraph-rsid="01d39e16"/>
    </style:style>
    <style:style style:name="P133" style:family="paragraph" style:parent-style-name="_5f_Paragraphe_20_énoncé_20_après_20_numéro">
      <style:text-properties style:font-name="Bitstream Vera Sans2" fo:font-size="10pt" officeooo:rsid="01d39e16" officeooo:paragraph-rsid="01d39e16"/>
    </style:style>
    <style:style style:name="P134" style:family="paragraph" style:parent-style-name="_5f_Paragraphe_20_énoncé_20_après_20_numéro" style:list-style-name="">
      <style:text-properties style:font-name="Bitstream Vera Sans2" fo:font-size="10pt" officeooo:rsid="01d87b8c" officeooo:paragraph-rsid="01d87b8c"/>
    </style:style>
    <style:style style:name="P135" style:family="paragraph" style:parent-style-name="_5f_Paragraphe_20_énoncé_20_après_20_numéro">
      <style:text-properties officeooo:paragraph-rsid="01db560c"/>
    </style:style>
    <style:style style:name="P136" style:family="paragraph" style:parent-style-name="_5f_Titre_20_d_27_exercices_20_livret" style:list-style-name="_5f_Numérotation_20_des_20_exercices_20_livrets"/>
    <style:style style:name="P137" style:family="paragraph" style:parent-style-name="_5f_Titre_20_d_27_exercices_20_livret" style:list-style-name="_5f_Numérotation_20_des_20_exercices_20_livrets">
      <style:text-properties officeooo:paragraph-rsid="01ee7ba2"/>
    </style:style>
    <style:style style:name="P138" style:family="paragraph" style:parent-style-name="_5f_Titre_20_d_27_exercices_20_livret">
      <style:text-properties officeooo:rsid="01c1584a" officeooo:paragraph-rsid="01c1584a"/>
    </style:style>
    <style:style style:name="P139" style:family="paragraph" style:parent-style-name="_5f_Titre_20_d_27_exercices_20_livret">
      <style:text-properties officeooo:paragraph-rsid="01ee7ba2"/>
    </style:style>
    <style:style style:name="P140" style:family="paragraph" style:parent-style-name="_5f_Titre_20_d_27_exercices_20_livret">
      <style:text-properties officeooo:paragraph-rsid="01db8dd4"/>
    </style:style>
    <style:style style:name="P141" style:family="paragraph" style:parent-style-name="_5f_Titre_20_d_27_exercices_20_livret_20_sans_20_titre">
      <style:text-properties officeooo:paragraph-rsid="01c2772d"/>
    </style:style>
    <style:style style:name="P142" style:family="paragraph" style:parent-style-name="_5f_Titre_20_d_27_exercices_20_livret_20_sans_20_titre" style:list-style-name="_5f_Numérotation_20_des_20_exercices_20_livrets">
      <style:text-properties officeooo:paragraph-rsid="01ee7ba2"/>
    </style:style>
    <style:style style:name="P143" style:family="paragraph" style:parent-style-name="_5f_Titre_20_d_27_exercices_20_livret_20_sans_20_titre">
      <style:text-properties officeooo:paragraph-rsid="01d00783"/>
    </style:style>
    <style:style style:name="P144" style:family="paragraph" style:parent-style-name="_5f_Titre_20_d_27_exercices_20_livret_20_sans_20_titre">
      <style:text-properties officeooo:paragraph-rsid="01ee7ba2"/>
    </style:style>
    <style:style style:name="P145" style:family="paragraph" style:parent-style-name="_5f_Titre_20_d_27_exercices_20_livret_20_sans_20_titre" style:master-page-name="SERIE_5f_G_5f_GAUCHE_5f_ET_5f_DROITE_5f_2COL">
      <style:paragraph-properties style:page-number="4"/>
      <style:text-properties officeooo:paragraph-rsid="01bd6f2c"/>
    </style:style>
    <style:style style:name="P146" style:family="paragraph">
      <style:paragraph-properties fo:text-align="center"/>
    </style:style>
    <style:style style:name="P14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53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officeooo:rsid="01b6dc57"/>
    </style:style>
    <style:style style:name="T10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T11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T12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T13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1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7" style:family="text">
      <style:text-properties officeooo:rsid="002925a2"/>
    </style:style>
    <style:style style:name="T18" style:family="text">
      <style:text-properties officeooo:rsid="002b33ed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font-name="Bitstream Vera Sans2" fo:font-size="10pt" fo:font-style="normal" fo:font-weight="normal" officeooo:rsid="01bd6f2c"/>
    </style:style>
    <style:style style:name="T21" style:family="text">
      <style:text-properties fo:color="#000000" loext:opacity="100%" style:font-name="Bitstream Vera Sans2" fo:font-size="10pt" fo:font-style="normal" fo:font-weight="normal" officeooo:rsid="01e47542"/>
    </style:style>
    <style:style style:name="T22" style:family="text">
      <style:text-properties fo:color="#000000" loext:opacity="100%" style:font-name="Bitstream Vera Sans2" fo:font-size="10pt" officeooo:rsid="01c2772d"/>
    </style:style>
    <style:style style:name="T23" style:family="text">
      <style:text-properties fo:color="#000000" loext:opacity="100%" style:font-name="Bitstream Vera Sans2" fo:font-size="10pt" officeooo:rsid="01c7bbc7"/>
    </style:style>
    <style:style style:name="T24" style:family="text">
      <style:text-properties fo:color="#000000" loext:opacity="100%" style:font-name="Bitstream Vera Sans2" fo:font-size="10pt" officeooo:rsid="01ca184b"/>
    </style:style>
    <style:style style:name="T25" style:family="text">
      <style:text-properties fo:color="#000000" loext:opacity="100%" style:font-name="Bitstream Vera Sans2" fo:font-size="10pt" officeooo:rsid="005b49fa"/>
    </style:style>
    <style:style style:name="T26" style:family="text">
      <style:text-properties fo:color="#000000" loext:opacity="100%" style:font-name="Bitstream Vera Sans6" fo:font-size="10pt" fo:font-style="normal" fo:font-weight="normal" officeooo:rsid="01c2772d"/>
    </style:style>
    <style:style style:name="T27" style:family="text">
      <style:text-properties fo:color="#000000" loext:opacity="100%" style:font-name="Bitstream Vera Sans6" fo:font-size="10pt" fo:font-style="normal" fo:font-weight="normal" officeooo:rsid="005b49fa"/>
    </style:style>
    <style:style style:name="T28" style:family="text">
      <style:text-properties fo:color="#000000" loext:opacity="100%" style:font-name="Bitstream Vera Sans6" fo:font-size="10pt" fo:font-style="normal" fo:font-weight="normal" officeooo:rsid="004b41bc" fo:background-color="transparent" loext:char-shading-value="0"/>
    </style:style>
    <style:style style:name="T29" style:family="text">
      <style:text-properties fo:color="#000000" loext:opacity="100%" style:font-name="Bitstream Vera Sans6" fo:font-size="10pt" fo:font-style="normal" fo:font-weight="bold" officeooo:rsid="0047a1a6" style:font-weight-asian="bold" style:font-weight-complex="bold"/>
    </style:style>
    <style:style style:name="T30" style:family="text">
      <style:text-properties fo:color="#000000" loext:opacity="100%" style:font-name="Bitstream Vera Sans6" fo:font-size="9pt" fo:font-style="normal" fo:font-weight="normal" officeooo:rsid="007bfe87" style:font-size-asian="9pt" style:font-size-complex="9pt"/>
    </style:style>
    <style:style style:name="T31" style:family="text">
      <style:text-properties fo:color="#000000" loext:opacity="100%" style:font-name="Bitstream Vera Sans1" fo:font-size="10pt" fo:font-style="normal" fo:font-weight="normal" officeooo:rsid="00446442" style:font-name-asian="OpenSymbol2" style:font-weight-asian="normal" style:font-name-complex="OpenSymbol2" style:font-weight-complex="normal"/>
    </style:style>
    <style:style style:name="T32" style:family="text">
      <style:text-properties fo:color="#000000" loext:opacity="100%" style:font-name="Bitstream Vera Sans1" fo:font-size="10pt" fo:font-style="normal" fo:font-weight="normal" officeooo:rsid="005b49fa" style:font-name-asian="OpenSymbol2" style:font-weight-asian="normal" style:font-name-complex="OpenSymbol2" style:font-weight-complex="normal"/>
    </style:style>
    <style:style style:name="T33" style:family="text">
      <style:text-properties fo:color="#000000" loext:opacity="100%" style:font-name="Bitstream Vera Sans1" fo:font-size="10pt" fo:font-style="normal" fo:font-weight="normal" officeooo:rsid="0057e7c3" style:font-name-asian="OpenSymbol2" style:font-weight-asian="normal" style:font-name-complex="OpenSymbol2" style:font-weight-complex="normal"/>
    </style:style>
    <style:style style:name="T34" style:family="text">
      <style:text-properties fo:color="#000000" loext:opacity="100%" style:font-name="Bitstream Vera Sans1" fo:font-size="10pt" fo:font-style="normal" fo:font-weight="normal" officeooo:rsid="0044b609" style:font-name-asian="OpenSymbol2" style:font-weight-asian="normal" style:font-name-complex="OpenSymbol2" style:font-weight-complex="normal"/>
    </style:style>
    <style:style style:name="T35" style:family="text">
      <style:text-properties fo:color="#000000" loext:opacity="100%" style:font-name="Bitstream Vera Sans1" fo:font-size="10pt" fo:font-style="normal" fo:font-weight="normal" officeooo:rsid="00446442" style:font-name-asian="OpenSymbol2" style:font-size-asian="10pt" style:font-weight-asian="normal" style:font-name-complex="OpenSymbol2" style:font-size-complex="10pt" style:font-weight-complex="normal"/>
    </style:style>
    <style:style style:name="T36" style:family="text">
      <style:text-properties fo:color="#000000" loext:opacity="100%" style:font-name="Bitstream Vera Sans1" fo:font-size="10pt" fo:language="zxx" fo:country="none" fo:font-style="normal" fo:font-weight="normal" officeooo:rsid="005b49fa" style:font-name-asian="OpenSymbol2" style:language-asian="zxx" style:country-asian="none" style:font-style-asian="normal" style:font-weight-asian="normal" style:font-name-complex="OpenSymbol2" style:font-style-complex="normal" style:font-weight-complex="normal"/>
    </style:style>
    <style:style style:name="T37" style:family="text">
      <style:text-properties fo:color="#000000" loext:opacity="100%" style:font-name="Bitstream Vera Sans1" fo:font-size="9pt" fo:font-style="normal" fo:font-weight="bold" officeooo:rsid="004992ff" fo:background-color="transparent" loext:char-shading-value="0" style:font-size-asian="9pt" style:font-style-asian="italic" style:font-weight-asian="bold" style:font-size-complex="9pt" style:font-style-complex="italic" style:font-weight-complex="bold"/>
    </style:style>
    <style:style style:name="T38" style:family="text">
      <style:text-properties fo:color="#000000" loext:opacity="100%" style:font-name="OpenSymbol"/>
    </style:style>
    <style:style style:name="T39" style:family="text">
      <style:text-properties fo:color="#000000" loext:opacity="100%" style:font-name="OpenSymbol" fo:font-size="10pt" fo:font-style="normal" fo:font-weight="normal" officeooo:rsid="00446442" style:font-name-asian="OpenSymbol2" style:font-weight-asian="normal" style:font-name-complex="OpenSymbol2" style:font-weight-complex="normal"/>
    </style:style>
    <style:style style:name="T40" style:family="text">
      <style:text-properties fo:color="#000000" loext:opacity="100%" style:font-name="OpenSymbol" fo:font-size="10pt" fo:letter-spacing="normal" fo:language="zxx" fo:country="none" fo:font-style="normal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41" style:family="text">
      <style:text-properties fo:color="#000000" loext:opacity="100%" officeooo:rsid="001fb547"/>
    </style:style>
    <style:style style:name="T42" style:family="text">
      <style:text-properties fo:color="#000000" loext:opacity="100%" officeooo:rsid="001199e5"/>
    </style:style>
    <style:style style:name="T4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44" style:family="text">
      <style:text-properties style:text-position="0% 100%" officeooo:rsid="01c2772d" style:font-name-asian="OpenSymbol" style:font-size-asian="10pt" style:font-style-asian="normal" style:font-name-complex="OpenSymbol" style:font-size-complex="10pt" style:font-style-complex="normal"/>
    </style:style>
    <style:style style:name="T45" style:family="text">
      <style:text-properties officeooo:rsid="01bc6cc3"/>
    </style:style>
    <style:style style:name="T46" style:family="text">
      <style:text-properties style:font-name="Bitstream Vera Sans2" fo:font-size="10pt" officeooo:rsid="01bd6f2c"/>
    </style:style>
    <style:style style:name="T47" style:family="text">
      <style:text-properties style:font-name="Bitstream Vera Sans2" fo:font-size="10pt" officeooo:rsid="01c2772d"/>
    </style:style>
    <style:style style:name="T48" style:family="text">
      <style:text-properties style:font-name="Bitstream Vera Sans2" fo:font-size="10pt" officeooo:rsid="01c6b63b"/>
    </style:style>
    <style:style style:name="T49" style:family="text">
      <style:text-properties style:font-name="Bitstream Vera Sans2" fo:font-size="10pt" officeooo:rsid="01c7bbc7"/>
    </style:style>
    <style:style style:name="T50" style:family="text">
      <style:text-properties style:font-name="Bitstream Vera Sans2" fo:font-size="10pt" officeooo:rsid="01ca184b"/>
    </style:style>
    <style:style style:name="T51" style:family="text">
      <style:text-properties style:font-name="Bitstream Vera Sans2" fo:font-size="10pt" officeooo:rsid="01d094de"/>
    </style:style>
    <style:style style:name="T52" style:family="text">
      <style:text-properties style:font-name="Bitstream Vera Sans2" fo:font-size="10pt" officeooo:rsid="01d33f32"/>
    </style:style>
    <style:style style:name="T53" style:family="text">
      <style:text-properties style:font-name="Bitstream Vera Sans2" fo:font-size="10pt" officeooo:rsid="01d39e16"/>
    </style:style>
    <style:style style:name="T54" style:family="text">
      <style:text-properties style:font-name="Bitstream Vera Sans2" fo:font-size="10pt" officeooo:rsid="01d87b8c"/>
    </style:style>
    <style:style style:name="T55" style:family="text">
      <style:text-properties style:font-name="Bitstream Vera Sans2" fo:font-size="10pt" officeooo:rsid="01d9123c"/>
    </style:style>
    <style:style style:name="T56" style:family="text">
      <style:text-properties style:font-name="Times New Roman1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57" style:family="text">
      <style:text-properties officeooo:rsid="01bd6f2c"/>
    </style:style>
    <style:style style:name="T58" style:family="text">
      <style:text-properties officeooo:rsid="01bf81a0"/>
    </style:style>
    <style:style style:name="T59" style:family="text">
      <style:text-properties officeooo:rsid="01c1584a"/>
    </style:style>
    <style:style style:name="T60" style:family="text">
      <style:text-properties officeooo:rsid="01c2772d"/>
    </style:style>
    <style:style style:name="T61" style:family="text">
      <style:text-properties officeooo:rsid="01c66543"/>
    </style:style>
    <style:style style:name="T62" style:family="text">
      <style:text-properties officeooo:rsid="01c6b63b"/>
    </style:style>
    <style:style style:name="T63" style:family="text">
      <style:text-properties officeooo:rsid="01c7bbc7"/>
    </style:style>
    <style:style style:name="T64" style:family="text">
      <style:text-properties officeooo:rsid="01c9b7a9"/>
    </style:style>
    <style:style style:name="T65" style:family="text">
      <style:text-properties officeooo:rsid="01ca184b"/>
    </style:style>
    <style:style style:name="T66" style:family="text">
      <style:text-properties officeooo:rsid="01ce4393"/>
    </style:style>
    <style:style style:name="T67" style:family="text">
      <style:text-properties officeooo:rsid="003e1099"/>
    </style:style>
    <style:style style:name="T68" style:family="text">
      <style:text-properties officeooo:rsid="01cf7850"/>
    </style:style>
    <style:style style:name="T69" style:family="text">
      <style:text-properties style:font-name="Bitstream Vera Sans1"/>
    </style:style>
    <style:style style:name="T70" style:family="text">
      <style:text-properties style:font-name="Bitstream Vera Sans1" fo:font-weight="normal" style:font-name-asian="OpenSymbol2" style:font-weight-asian="normal" style:font-name-complex="OpenSymbol2" style:font-weight-complex="normal"/>
    </style:style>
    <style:style style:name="T71" style:family="text">
      <style:text-properties style:font-name="Bitstream Vera Sans1" fo:font-weight="normal" officeooo:rsid="00446442" style:font-name-asian="OpenSymbol2" style:font-weight-asian="normal" style:font-name-complex="OpenSymbol2" style:font-weight-complex="normal"/>
    </style:style>
    <style:style style:name="T72" style:family="text">
      <style:text-properties style:font-name="Bitstream Vera Sans1" fo:font-weight="normal" fo:background-color="transparent" loext:char-shading-value="0" style:font-weight-asian="normal" style:font-weight-complex="normal"/>
    </style:style>
    <style:style style:name="T73" style:family="text">
      <style:text-properties style:font-name="Bitstream Vera Sans1" style:font-name-asian="OpenSymbol2" style:font-weight-asian="normal" style:font-name-complex="OpenSymbol2" style:font-weight-complex="normal"/>
    </style:style>
    <style:style style:name="T74" style:family="text">
      <style:text-properties style:font-name="Bitstream Vera Sans1" officeooo:rsid="005b49fa" style:font-name-asian="OpenSymbol2" style:font-weight-asian="normal" style:font-name-complex="OpenSymbol2" style:font-weight-complex="normal"/>
    </style:style>
    <style:style style:name="T75" style:family="text">
      <style:text-properties style:font-name="Bitstream Vera Sans1" style:font-name-asian="OpenSymbol2" style:font-size-asian="10pt" style:font-weight-asian="normal" style:font-name-complex="OpenSymbol2" style:font-size-complex="10pt" style:font-weight-complex="normal"/>
    </style:style>
    <style:style style:name="T76" style:family="text">
      <style:text-properties style:font-name="Bitstream Vera Sans1" fo:font-size="10pt" fo:language="zxx" fo:country="none" fo:font-style="normal" fo:font-weight="normal" style:font-name-asian="OpenSymbol2" style:language-asian="zxx" style:country-asian="none" style:font-style-asian="normal" style:font-weight-asian="normal" style:font-name-complex="OpenSymbol2" style:font-style-complex="normal" style:font-weight-complex="normal"/>
    </style:style>
    <style:style style:name="T77" style:family="text">
      <style:text-properties style:font-name="Bitstream Vera Sans1" fo:font-size="10pt" fo:language="zxx" fo:country="none" fo:font-style="normal" fo:font-weight="normal" officeooo:rsid="00446442" style:font-name-asian="OpenSymbol2" style:language-asian="zxx" style:country-asian="none" style:font-style-asian="normal" style:font-weight-asian="normal" style:font-name-complex="OpenSymbol2" style:font-style-complex="normal" style:font-weight-complex="normal"/>
    </style:style>
    <style:style style:name="T78" style:family="text">
      <style:text-properties style:font-name="Bitstream Vera Sans1" fo:font-size="10pt" style:font-size-asian="10pt" style:font-size-complex="10pt"/>
    </style:style>
    <style:style style:name="T79" style:family="text">
      <style:text-properties style:font-name="Bitstream Vera Sans1" fo:font-size="10pt" style:font-name-asian="OpenSymbol2" style:font-size-asian="10pt" style:font-name-complex="OpenSymbol2" style:font-size-complex="10pt"/>
    </style:style>
    <style:style style:name="T80" style:family="text">
      <style:text-properties style:font-name="Bitstream Vera Sans1" fo:font-size="10pt" style:font-name-asian="OpenSymbol2" style:font-name-complex="OpenSymbol2"/>
    </style:style>
    <style:style style:name="T81" style:family="text">
      <style:text-properties style:font-name="Bitstream Vera Sans1" fo:font-size="10pt" style:font-name-asian="OpenSymbol3" style:font-size-asian="10pt" style:font-name-complex="OpenSymbol3" style:font-size-complex="10pt"/>
    </style:style>
    <style:style style:name="T82" style:family="text">
      <style:text-properties style:font-name="Bitstream Vera Sans1" fo:font-size="10pt" style:font-name-asian="OpenSymbol3" style:font-name-complex="OpenSymbol3"/>
    </style:style>
    <style:style style:name="T83" style:family="text">
      <style:text-properties style:font-name="Bitstream Vera Sans1" fo:font-size="10pt" fo:language="fr" fo:country="FR" style:font-size-asian="10pt" style:font-size-complex="10pt"/>
    </style:style>
    <style:style style:name="T84" style:family="text">
      <style:text-properties style:font-name="Bitstream Vera Sans1" fo:font-style="normal" fo:font-weight="normal" officeooo:rsid="00446442" style:font-name-asian="OpenSymbol2" style:font-style-asian="normal" style:font-weight-asian="normal" style:font-name-complex="OpenSymbol2" style:font-style-complex="normal" style:font-weight-complex="normal"/>
    </style:style>
    <style:style style:name="T85" style:family="text">
      <style:text-properties style:font-name="Bitstream Vera Sans1" fo:language="zxx" fo:country="none" fo:font-style="normal" fo:font-weight="normal" officeooo:rsid="00446442" style:font-name-asian="OpenSymbol2" style:language-asian="zxx" style:country-asian="none" style:font-style-asian="normal" style:font-weight-asian="normal" style:font-name-complex="OpenSymbol2" style:font-style-complex="normal" style:font-weight-complex="normal"/>
    </style:style>
    <style:style style:name="T86" style:family="text">
      <style:text-properties style:font-name="OpenSymbol"/>
    </style:style>
    <style:style style:name="T87" style:family="text">
      <style:text-properties style:font-name="OpenSymbol" fo:font-size="10pt" fo:language="zxx" fo:country="none" fo:font-style="normal" fo:font-weight="normal" style:font-name-asian="OpenSymbol" style:language-asian="zxx" style:country-asian="none" style:font-style-asian="italic" style:font-weight-asian="normal" style:font-name-complex="OpenSymbol" style:font-style-complex="italic" style:font-weight-complex="normal" style:font-relief="none"/>
    </style:style>
    <style:style style:name="T88" style:family="text">
      <style:text-properties style:font-name="OpenSymbol" fo:font-size="10pt" fo:language="zxx" fo:country="none" fo:font-style="normal" fo:font-weight="normal" officeooo:rsid="00446442" style:font-name-asian="OpenSymbol" style:language-asian="zxx" style:country-asian="none" style:font-style-asian="italic" style:font-weight-asian="normal" style:font-name-complex="OpenSymbol" style:font-style-complex="italic" style:font-weight-complex="normal" style:font-relief="none"/>
    </style:style>
    <style:style style:name="T89" style:family="text">
      <style:text-properties style:font-name="OpenSymbol" fo:font-size="10pt" fo:language="zxx" fo:country="none" fo:font-style="normal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90" style:family="text">
      <style:text-properties style:font-name="OpenSymbol" fo:font-size="10pt" fo:language="zxx" fo:country="none" fo:font-style="normal" fo:font-weight="normal" style:font-name-asian="OpenSymbol2" style:font-size-asian="10pt" style:language-asian="zxx" style:country-asian="none" style:font-style-asian="italic" style:font-weight-asian="normal" style:font-name-complex="OpenSymbol2" style:font-size-complex="10pt" style:font-style-complex="italic" style:font-weight-complex="normal" style:font-relief="none"/>
    </style:style>
    <style:style style:name="T91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92" style:family="text">
      <style:text-properties style:font-name="OpenSymbol" fo:font-size="10pt" style:font-size-asian="10pt" style:font-size-complex="10pt"/>
    </style:style>
    <style:style style:name="T93" style:family="text">
      <style:text-properties style:font-name="OpenSymbol" fo:font-size="10pt" style:font-name-asian="OpenSymbol2" style:font-size-asian="10pt" style:font-name-complex="OpenSymbol2" style:font-size-complex="10pt"/>
    </style:style>
    <style:style style:name="T94" style:family="text">
      <style:text-properties style:font-name="OpenSymbol" fo:font-size="10pt" style:font-name-asian="OpenSymbol2" style:font-name-complex="OpenSymbol2"/>
    </style:style>
    <style:style style:name="T95" style:family="text">
      <style:text-properties style:font-name="OpenSymbol" fo:font-size="10pt" fo:language="fr" fo:country="FR" fo:font-style="normal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96" style:family="text">
      <style:text-properties style:font-name="OpenSymbol" fo:font-size="10pt" fo:language="fr" fo:country="FR" style:font-name-asian="OpenSymbol" style:font-size-asian="10pt" style:font-name-complex="OpenSymbol" style:font-size-complex="10pt"/>
    </style:style>
    <style:style style:name="T97" style:family="text">
      <style:text-properties style:font-name="OpenSymbol" fo:font-size="10pt" style:font-name-asian="OpenSymbol3" style:font-size-asian="10pt" style:font-name-complex="OpenSymbol3" style:font-size-complex="10pt"/>
    </style:style>
    <style:style style:name="T98" style:family="text">
      <style:text-properties style:font-name="OpenSymbol" fo:font-size="10pt" fo:letter-spacing="normal" fo:language="zxx" fo:country="none" fo:font-style="normal" fo:font-weight="normal" style:font-name-asian="OpenSymbol" style:font-size-asian="10pt" style:language-asian="zxx" style:country-asian="none" style:font-style-asian="italic" style:font-weight-asian="normal" style:font-name-complex="OpenSymbol" style:font-size-complex="10pt" style:font-style-complex="italic" style:font-weight-complex="normal" style:font-relief="none"/>
    </style:style>
    <style:style style:name="T99" style:family="text">
      <style:text-properties style:font-name="OpenSymbol" style:font-name-asian="OpenSymbol2" style:font-weight-asian="normal" style:font-name-complex="OpenSymbol2" style:font-weight-complex="normal"/>
    </style:style>
    <style:style style:name="T100" style:family="text">
      <style:text-properties style:font-name="OpenSymbol" style:font-name-asian="OpenSymbol2" style:font-name-complex="OpenSymbol2"/>
    </style:style>
    <style:style style:name="T101" style:family="text">
      <style:text-properties style:font-name="OpenSymbol" style:font-name-asian="OpenSymbol" style:font-name-complex="OpenSymbol"/>
    </style:style>
    <style:style style:name="T102" style:family="text">
      <style:text-properties style:font-name="OpenSymbol" fo:language="zxx" fo:country="none" fo:font-style="normal" fo:font-weight="normal" style:font-name-asian="OpenSymbol" style:language-asian="zxx" style:country-asian="none" style:font-style-asian="italic" style:font-weight-asian="normal" style:font-name-complex="OpenSymbol" style:font-style-complex="italic" style:font-weight-complex="normal" style:font-relief="none"/>
    </style:style>
    <style:style style:name="T103" style:family="text">
      <style:text-properties fo:font-weight="normal" officeooo:rsid="00446442" style:font-name-asian="OpenSymbol2" style:font-weight-asian="normal" style:font-name-complex="OpenSymbol2" style:font-weight-complex="normal"/>
    </style:style>
    <style:style style:name="T104" style:family="text">
      <style:text-properties fo:language="zxx" fo:country="none" fo:font-weight="normal" officeooo:rsid="00446442" style:font-name-asian="OpenSymbol2" style:language-asian="zxx" style:country-asian="none" style:font-style-asian="normal" style:font-weight-asian="normal" style:font-name-complex="OpenSymbol2" style:font-style-complex="normal" style:font-weight-complex="normal"/>
    </style:style>
    <style:style style:name="T105" style:family="text">
      <style:text-properties officeooo:rsid="01d00783"/>
    </style:style>
    <style:style style:name="T106" style:family="text">
      <style:text-properties officeooo:rsid="00446442"/>
    </style:style>
    <style:style style:name="T107" style:family="text">
      <style:text-properties officeooo:rsid="005b49fa"/>
    </style:style>
    <style:style style:name="T108" style:family="text">
      <style:text-properties officeooo:rsid="0057e7c3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font-size="10pt" style:font-name-asian="OpenSymbol2" style:font-size-asian="10pt" style:font-name-complex="OpenSymbol2" style:font-size-complex="10pt"/>
    </style:style>
    <style:style style:name="T111" style:family="text">
      <style:text-properties fo:font-size="10pt" fo:language="fr" fo:country="FR" style:font-size-asian="10pt" style:font-size-complex="10pt"/>
    </style:style>
    <style:style style:name="T112" style:family="text">
      <style:text-properties fo:font-size="10pt" style:font-name-asian="OpenSymbol3" style:font-name-complex="OpenSymbol3"/>
    </style:style>
    <style:style style:name="T113" style:family="text">
      <style:text-properties fo:color="#b3b3b3" loext:opacity="100%"/>
    </style:style>
    <style:style style:name="T114" style:family="text">
      <style:text-properties fo:color="#b3b3b3" loext:opacity="100%" style:font-name="Bitstream Vera Sans1" fo:font-size="10pt" style:font-size-asian="10pt" style:font-size-complex="10pt"/>
    </style:style>
    <style:style style:name="T115" style:family="text">
      <style:text-properties fo:color="#b3b3b3" loext:opacity="100%" style:font-name="Bitstream Vera Sans1" fo:font-size="10pt" style:font-name-asian="OpenSymbol2" style:font-size-asian="10pt" style:font-name-complex="OpenSymbol2" style:font-size-complex="10pt"/>
    </style:style>
    <style:style style:name="T116" style:family="text">
      <style:text-properties fo:color="#b3b3b3" loext:opacity="100%" style:font-name="Bitstream Vera Sans1" fo:font-size="10pt" style:font-name-asian="OpenSymbol3" style:font-size-asian="10pt" style:font-name-complex="OpenSymbol3" style:font-size-complex="10pt"/>
    </style:style>
    <style:style style:name="T117" style:family="text">
      <style:text-properties fo:color="#b3b3b3" loext:opacity="100%" fo:font-size="10pt"/>
    </style:style>
    <style:style style:name="T118" style:family="text">
      <style:text-properties fo:color="#b3b3b3" loext:opacity="100%" fo:font-size="10pt" style:font-name-asian="OpenSymbol2" style:font-size-asian="10pt" style:font-name-complex="OpenSymbol2" style:font-size-complex="10pt"/>
    </style:style>
    <style:style style:name="T119" style:family="text">
      <style:text-properties fo:color="#b3b3b3" loext:opacity="100%" fo:font-size="10pt" style:font-size-asian="10pt" style:font-size-complex="10pt"/>
    </style:style>
    <style:style style:name="T120" style:family="text">
      <style:text-properties fo:color="#b3b3b3" loext:opacity="100%" style:font-name-asian="OpenSymbol3" style:font-name-complex="OpenSymbol3"/>
    </style:style>
    <style:style style:name="T121" style:family="text">
      <style:text-properties fo:color="#b3b3b3" loext:opacity="100%" style:text-position="0% 100%" style:font-name="Bitstream Vera Sans1" fo:font-size="10pt" style:font-name-asian="OpenSymbol" style:font-size-asian="10pt" style:font-style-asian="normal" style:font-name-complex="OpenSymbol" style:font-size-complex="10pt" style:font-style-complex="normal"/>
    </style:style>
    <style:style style:name="T122" style:family="text">
      <style:text-properties officeooo:rsid="01d094de"/>
    </style:style>
    <style:style style:name="T123" style:family="text">
      <style:text-properties fo:language="fr" fo:country="FR"/>
    </style:style>
    <style:style style:name="T124" style:family="text">
      <style:text-properties fo:language="fr" fo:country="FR" style:font-size-asian="10pt" style:font-size-complex="10pt"/>
    </style:style>
    <style:style style:name="T125" style:family="text">
      <style:text-properties officeooo:rsid="01d39e16"/>
    </style:style>
    <style:style style:name="T126" style:family="text">
      <style:text-properties fo:font-size="9pt" style:font-size-asian="9pt" style:font-size-complex="9pt"/>
    </style:style>
    <style:style style:name="T127" style:family="text">
      <style:text-properties fo:font-size="9pt" fo:font-weight="bold" style:font-size-asian="9pt" style:font-weight-asian="bold" style:font-size-complex="9pt" style:font-weight-complex="bold"/>
    </style:style>
    <style:style style:name="T128" style:family="text">
      <style:text-properties fo:font-size="9pt" fo:font-weight="bold" officeooo:rsid="004992ff" style:font-size-asian="9pt" style:font-weight-asian="bold" style:font-size-complex="9pt" style:font-weight-complex="bold"/>
    </style:style>
    <style:style style:name="T129" style:family="text">
      <style:text-properties style:font-name-asian="OpenSymbol2" style:font-name-complex="OpenSymbol2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officeooo:rsid="001d2c15"/>
    </style:style>
    <style:style style:name="T132" style:family="text">
      <style:text-properties officeooo:rsid="001199e5"/>
    </style:style>
    <style:style style:name="T133" style:family="text">
      <style:text-properties officeooo:rsid="01d87b8c"/>
    </style:style>
    <style:style style:name="T134" style:family="text">
      <style:text-properties officeooo:rsid="01db560c"/>
    </style:style>
    <style:style style:name="T135" style:family="text">
      <style:text-properties officeooo:rsid="0049b239"/>
    </style:style>
    <style:style style:name="T136" style:family="text">
      <style:text-properties officeooo:rsid="01c2772d" style:font-size-asian="10pt" style:font-size-complex="10pt"/>
    </style:style>
    <style:style style:name="T137" style:family="text">
      <style:text-properties fo:color="#e8c32a" loext:opacity="100%" fo:font-weight="bold" style:font-weight-asian="bold" style:font-weight-complex="bold"/>
    </style:style>
    <style:style style:name="T138" style:family="text">
      <style:text-properties style:font-name="Atalante" officeooo:rsid="007d2a2c"/>
    </style:style>
    <style:style style:name="T139" style:family="text">
      <style:text-properties officeooo:rsid="01ee7ba2"/>
    </style:style>
    <style:style style:name="T140" style:family="text">
      <style:text-properties officeooo:rsid="01db8dd4"/>
    </style:style>
    <style:style style:name="T14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.198cm">
          <style:column-sep style:width="0.035cm" style:color="#d7e12c" style:height="100%" style:style="solid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3cm">
          <style:column-sep style:width="0.035cm" style:color="#d7e12c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8" draw:name="Shape3_1" draw:style-name="gr1" draw:text-style-name="P146" svg:x1="10.749cm" svg:y1="1.363cm" svg:x2="21.997cm" svg:y2="1.411cm">
        <text:p/>
      </draw:line>
      <draw:frame text:anchor-type="page" text:anchor-page-number="2" draw:z-index="5" draw:name="Shape8_3" draw:style-name="gr9" draw:text-style-name="P152" svg:width="2.703cm" svg:height="0.715cm" draw:transform="rotate (0.0872664625997165) translate (1.32644444444444cm 1.21884722222222cm)">
        <draw:text-box>
          <text:p text:style-name="P146"><text:span text:style-name="T141">Série 3</text:span></text:p>
        </draw:text-box>
      </draw:frame>
      <draw:path text:anchor-type="page" text:anchor-page-number="2" draw:z-index="4" draw:name="Shape1_0" draw:style-name="gr10" draw:text-style-name="P153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" draw:name="Shape3_0" draw:style-name="gr1" draw:text-style-name="P146" svg:x1="10.749cm" svg:y1="1.363cm" svg:x2="21.997cm" svg:y2="1.411cm">
        <text:p/>
      </draw:line>
      <draw:frame text:anchor-type="page" text:anchor-page-number="2" draw:z-index="2" draw:name="Shape8_1" draw:style-name="gr9" draw:text-style-name="P152" svg:width="2.703cm" svg:height="0.715cm" draw:transform="rotate (0.0872664625997165) translate (1.32644444444444cm 1.21884722222222cm)">
        <draw:text-box>
          <text:p text:style-name="P146"><text:span text:style-name="T141">Série 2</text:span></text:p>
        </draw:text-box>
      </draw:frame>
      <draw:frame text:anchor-type="page" text:anchor-page-number="1" draw:z-index="1" draw:name="Shape8_0" draw:style-name="gr9" draw:text-style-name="P152" svg:width="2.703cm" svg:height="0.715cm" draw:transform="rotate (0.0872664625997165) translate (1.32644444444444cm 1.21884722222222cm)">
        <draw:text-box>
          <text:p text:style-name="P146"><text:span text:style-name="T141">Série 3</text:span></text:p>
        </draw:text-box>
      </draw:frame>
      <draw:path text:anchor-type="page" text:anchor-page-number="1" draw:z-index="0" draw:name="Shape1" draw:style-name="gr10" draw:text-style-name="P153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816284662" text:style-name="_5f_Numérotation_20_des_20_exercices_20_livrets">
              <text:list-item>
                <text:h text:style-name="P145" text:outline-level="1"><text:span text:style-name="livret"><text:span text:style-name="T57">Dans les deux divisions suivantes, entoure en bleu le dividende, en vert le reste, en noir le divi­seur et en rouge le quotient. Complète ensuite </text:span></text:span><text:span text:style-name="livret"><text:span text:style-name="T20">la phrase.</text:span></text:span></text:h>
              </text:list-item>
            </text:list>
            <text:section text:style-name="Sect1" text:name="Section2">
              <text:list xml:id="list181405410698698" text:continue-numbering="true" text:style-name="_5f_Numérotation_20_des_20_exercices_20_livrets">
                <text:list-item>
                  <text:list>
                    <text:list-item>
                      <text:p text:style-name="_5f_Paragraphe_20_énoncé_20_après_20_numéro"><text:span text:style-name="livret"/></text:p>
                    </text:list-item>
                  </text:list>
                </text:list-item>
              </text:list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row table:style-name="Table1.1">
                  <table:table-cell table:style-name="Table1.A1" office:value-type="string">
                    <text:p text:style-name="P37">1 5 4</text:p>
                  </table:table-cell>
                  <table:table-cell table:style-name="Table1.A1" office:value-type="string">
                    <text:p text:style-name="P27"/>
                  </table:table-cell>
                  <table:table-cell table:style-name="Table1.C1" office:value-type="string">
                    <text:p text:style-name="P36">2 5</text:p>
                  </table:table-cell>
                </table:table-row>
                <table:table-row table:style-name="Table1.1">
                  <table:table-cell table:style-name="Table1.A2" office:value-type="string">
                    <text:p text:style-name="P45">– <text:span text:style-name="T57">1 5 0</text:span></text:p>
                  </table:table-cell>
                  <table:table-cell table:style-name="Table1.A1" office:value-type="string">
                    <text:p text:style-name="P27"/>
                  </table:table-cell>
                  <table:table-cell table:style-name="Table1.C2" office:value-type="string">
                    <text:p text:style-name="P36">6</text:p>
                  </table:table-cell>
                </table:table-row>
                <table:table-row table:style-name="Table1.1">
                  <table:table-cell table:style-name="Table1.A1" office:value-type="string">
                    <text:p text:style-name="P37">4</text:p>
                  </table:table-cell>
                  <table:table-cell table:style-name="Table1.A1" office:value-type="string">
                    <text:p text:style-name="P27"/>
                  </table:table-cell>
                  <table:table-cell table:style-name="Table1.C2" office:value-type="string">
                    <text:p text:style-name="P27"/>
                  </table:table-cell>
                </table:table-row>
              </table:table>
              <text:p text:style-name="P111">Le quotient de 154 par 25 est <text:span text:style-name="_5f_pointillés_20_gris">…</text:span><text:span text:style-name="livret"> et il reste </text:span><text:span text:style-name="_5f_pointillés_20_gris">…..</text:span></text:p>
              <text:list xml:id="list181405567469362" text:continue-numbering="true" text:style-name="_5f_Numérotation_20_des_20_exercices_20_livrets">
                <text:list-item>
                  <text:list>
                    <text:list-item>
                      <text:p text:style-name="_5f_Paragraphe_20_énoncé_20_après_20_numéro"/>
                    </text:list-item>
                  </text:list>
                </text:list-item>
              </text:list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row>
                  <table:table-cell table:style-name="Table2.A1" office:value-type="string">
                    <text:p text:style-name="P54">8 8 4</text:p>
                  </table:table-cell>
                  <table:table-cell table:style-name="Table2.A1" office:value-type="string">
                    <text:p text:style-name="P28"/>
                  </table:table-cell>
                  <table:table-cell table:style-name="Table2.C1" office:value-type="string">
                    <text:p text:style-name="P55">3 4</text:p>
                  </table:table-cell>
                </table:table-row>
                <table:table-row>
                  <table:table-cell table:style-name="Table2.A2" office:value-type="string">
                    <text:p text:style-name="P46">– <text:span text:style-name="T46">2 0 4</text:span></text:p>
                  </table:table-cell>
                  <table:table-cell table:style-name="Table2.A1" office:value-type="string">
                    <text:p text:style-name="P28"/>
                  </table:table-cell>
                  <table:table-cell table:style-name="Table2.C2" office:value-type="string">
                    <text:p text:style-name="P36">2 6</text:p>
                  </table:table-cell>
                </table:table-row>
                <table:table-row>
                  <table:table-cell table:style-name="Table2.A1" office:value-type="string">
                    <text:p text:style-name="P54">0</text:p>
                  </table:table-cell>
                  <table:table-cell table:style-name="Table2.A1" office:value-type="string">
                    <text:p text:style-name="P28"/>
                  </table:table-cell>
                  <table:table-cell table:style-name="Table2.C2" office:value-type="string">
                    <text:p text:style-name="P28"/>
                  </table:table-cell>
                </table:table-row>
              </table:table>
              <text:p text:style-name="P111"><text:span text:style-name="livret"><text:span text:style-name="T58">Le quotient de 884 par 34 est </text:span></text:span><text:span text:style-name="_5f_pointillés_20_gris"><text:span text:style-name="T58">…..</text:span></text:span><text:span text:style-name="livret"><text:span text:style-name="T58"> et il reste </text:span></text:span><text:span text:style-name="_5f_pointillés_20_gris"><text:span text:style-name="T58">….</text:span></text:span></text:p>
            </text:section>
            <text:list xml:id="list181404623663271" text:continue-numbering="true" text:style-name="_5f_Numérotation_20_des_20_exercices_20_livrets">
              <text:list-item>
                <text:h text:style-name="P138" text:outline-level="1">Quotients et restes</text:h>
                <text:list>
                  <text:list-item>
                    <text:p text:style-name="P120"><text:span text:style-name="livret"><text:span text:style-name="T59">On a 116 = (16 </text:span></text:span><text:span text:style-name="MATH"><text:span text:style-name="T43">×</text:span></text:span><text:span text:style-name="livret"><text:span text:style-name="T59"> 7) + 4.</text:span></text:span></text:p>
                  </text:list-item>
                </text:list>
              </text:list-item>
            </text:list>
            <text:p text:style-name="_5f_Paragraphe_20_livret_20_">Quels sont le quotient entier et le reste dans la di­vision euclidienne de 116 par 16 ?</text:p>
            <text:p text:style-name="FILET_5f_POINTILLES"><text:span text:style-name="_5f_pointillés_20_gris">…………………………………………………………………..</text:span></text:p>
            <text:p text:style-name="_5f_Paragraphe_20_livret_20_">Quels sont le quotient entier et le reste dans la di­vision euclidienne de 116 par 7 ?</text:p>
            <text:p text:style-name="FILET_5f_POINTILLES"><text:span text:style-name="_5f_pointillés_20_gris">…………………………………………………………………..</text:span></text:p>
            <text:list xml:id="list181406446135047" text:continue-numbering="true" text:style-name="_5f_Numérotation_20_des_20_exercices_20_livrets">
              <text:list-item>
                <text:list>
                  <text:list-item>
                    <text:p text:style-name="P121"><text:span text:style-name="livret"><text:span text:style-name="T59">On a </text:span></text:span><text:span text:style-name="livret"><text:span text:style-name="T22">120</text:span></text:span><text:span text:style-name="livret"><text:span text:style-name="T59"> = (16 </text:span></text:span><text:span text:style-name="MATH"><text:span text:style-name="T43">×</text:span></text:span><text:span text:style-name="livret"><text:span text:style-name="T59"> 7) + </text:span></text:span><text:span text:style-name="livret"><text:span text:style-name="T22">8</text:span></text:span><text:span text:style-name="livret"><text:span text:style-name="T59">.</text:span></text:span></text:p>
                  </text:list-item>
                </text:list>
              </text:list-item>
            </text:list>
            <text:p text:style-name="P68">Quels sont le quotient entier et le reste dans la di­vision euclidienne de 1<text:span text:style-name="T26">20</text:span> par 16 ?</text:p>
            <text:p text:style-name="P24"><text:span text:style-name="_5f_pointillés_20_gris">…………………………………………………………………..</text:span></text:p>
            <text:p text:style-name="P68">Quels sont le quotient entier et le reste dans la di­vision euclidienne de 1<text:span text:style-name="T26">20</text:span> par 7 <text:span text:style-name="T60">(attention ….) </text:span>?</text:p>
            <text:p text:style-name="P24"><text:span text:style-name="_5f_pointillés_20_gris">…………………………………………………………………..</text:span></text:p>
            <text:list xml:id="list181405857510907" text:continue-numbering="true" text:style-name="_5f_Numérotation_20_des_20_exercices_20_livrets">
              <text:list-item>
                <text:h text:style-name="P141" text:outline-level="1"><text:span text:style-name="livret"><text:span text:style-name="T60">Effectue les divisions suivantes :</text:span></text:span></text:h>
              </text:list-item>
            </text:list>
            <text:section text:style-name="Sect3" text:name="Section3"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row>
                  <table:table-cell table:style-name="Table3.A1" office:value-type="string">
                    <text:list xml:id="list181405675514795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><text:span text:style-name="T57"><text:s/></text:span><text:span text:style-name="T47">3 7</text:span></text:p>
                          </text:list-item>
                        </text:list>
                      </text:list-item>
                    </text:list>
                  </table:table-cell>
                  <table:table-cell table:style-name="Table3.A1" office:value-type="string">
                    <text:p text:style-name="P29"/>
                  </table:table-cell>
                  <table:table-cell table:style-name="Table3.C1" office:value-type="string">
                    <text:p text:style-name="P124">5</text:p>
                  </table:table-cell>
                </table:table-row>
                <table:table-row>
                  <table:table-cell table:style-name="Table3.A2" office:value-type="string">
                    <text:p text:style-name="P47"><text:span text:style-name="_5f_pointillés_20_gris">……..</text:span></text:p>
                  </table:table-cell>
                  <table:table-cell table:style-name="Table3.A1" office:value-type="string">
                    <text:p text:style-name="P29"/>
                  </table:table-cell>
                  <table:table-cell table:style-name="Table3.C2" office:value-type="string">
                    <text:p text:style-name="P38"><text:span text:style-name="_5f_pointillés_20_gris">…</text:span></text:p>
                  </table:table-cell>
                </table:table-row>
                <table:table-row>
                  <table:table-cell table:style-name="Table3.A1" office:value-type="string">
                    <text:p text:style-name="P57"><text:span text:style-name="_5f_pointillés_20_gris">……..</text:span></text:p>
                  </table:table-cell>
                  <table:table-cell table:style-name="Table3.A1" office:value-type="string">
                    <text:p text:style-name="P29"/>
                  </table:table-cell>
                  <table:table-cell table:style-name="Table3.C2" office:value-type="string">
                    <text:p text:style-name="P29"/>
                  </table:table-cell>
                </table:table-row>
              </table:table>
              <text:p text:style-name="_5f_Paragraphe_20_livret_20_"><text:span text:style-name="livret"/></text:p>
              <text:p text:style-name="_5f_Paragraphe_20_livret_20_"><text:span text:style-name="livret"/></text:p>
              <text:p text:style-name="_5f_Paragraphe_20_livret_20_"><text:span text:style-name="livret"/></text:p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>
                  <table:table-cell table:style-name="Table4.A1" office:value-type="string">
                    <text:list xml:id="list181404610356025" text:continue-numbering="true" text:style-name="_5f_Numérotation_20_des_20_exercices_20_livrets">
                      <text:list-item>
                        <text:list>
                          <text:list-item>
                            <text:p text:style-name="P129"><text:span text:style-name="T57"><text:s/></text:span><text:span text:style-name="T47">1 4 1</text:span></text:p>
                          </text:list-item>
                        </text:list>
                      </text:list-item>
                    </text:list>
                  </table:table-cell>
                  <table:table-cell table:style-name="Table4.A1" office:value-type="string">
                    <text:p text:style-name="P29"/>
                  </table:table-cell>
                  <table:table-cell table:style-name="Table4.C1" office:value-type="string">
                    <text:p text:style-name="P124">8</text:p>
                  </table:table-cell>
                </table:table-row>
                <table:table-row>
                  <table:table-cell table:style-name="Table4.A1" office:value-type="string">
                    <text:p text:style-name="P47"><text:span text:style-name="_5f_pointillés_20_gris">……..</text:span></text:p>
                  </table:table-cell>
                  <table:table-cell table:style-name="Table4.A1" office:value-type="string">
                    <text:p text:style-name="P29"/>
                  </table:table-cell>
                  <table:table-cell table:style-name="Table4.C2" office:value-type="string">
                    <text:p text:style-name="P38"><text:span text:style-name="_5f_pointillés_20_gris">….</text:span></text:p>
                  </table:table-cell>
                </table:table-row>
                <table:table-row>
                  <table:table-cell table:style-name="Table4.A1" office:value-type="string">
                    <text:p text:style-name="P57"><text:span text:style-name="_5f_pointillés_20_gris">……..</text:span></text:p>
                  </table:table-cell>
                  <table:table-cell table:style-name="Table4.A1" office:value-type="string">
                    <text:p text:style-name="P29"/>
                  </table:table-cell>
                  <table:table-cell table:style-name="Table4.C2" office:value-type="string">
                    <text:p text:style-name="P29"/>
                  </table:table-cell>
                </table:table-row>
                <table:table-row>
                  <table:table-cell table:style-name="Table4.A1" office:value-type="string">
                    <text:p text:style-name="P57"><text:span text:style-name="_5f_pointillés_20_gris">……..</text:span></text:p>
                  </table:table-cell>
                  <table:table-cell table:style-name="Table4.A1" office:value-type="string">
                    <text:p text:style-name="P29"/>
                  </table:table-cell>
                  <table:table-cell table:style-name="Table4.C2" office:value-type="string">
                    <text:p text:style-name="P29"/>
                  </table:table-cell>
                </table:table-row>
                <table:table-row>
                  <table:table-cell table:style-name="Table4.A1" office:value-type="string">
                    <text:p text:style-name="P57"><text:span text:style-name="_5f_pointillés_20_gris">……..</text:span></text:p>
                  </table:table-cell>
                  <table:table-cell table:style-name="Table4.A1" office:value-type="string">
                    <text:p text:style-name="P29"/>
                  </table:table-cell>
                  <table:table-cell table:style-name="Table4.C2" office:value-type="string">
                    <text:p text:style-name="P29"/>
                  </table:table-cell>
                </table:table-row>
              </table:table>
              <text:p text:style-name="_5f_Paragraphe_20_livret_20_"><text:span text:style-name="livret"/>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row>
                  <table:table-cell table:style-name="Table5.A1" office:value-type="string">
                    <text:list xml:id="list181404567738229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><text:span text:style-name="T57"><text:s/></text:span><text:span text:style-name="T47">6 3 5</text:span></text:p>
                          </text:list-item>
                        </text:list>
                      </text:list-item>
                    </text:list>
                  </table:table-cell>
                  <table:table-cell table:style-name="Table5.A1" office:value-type="string">
                    <text:p text:style-name="P29"/>
                  </table:table-cell>
                  <table:table-cell table:style-name="Table5.C1" office:value-type="string">
                    <text:p text:style-name="P124">9</text:p>
                  </table:table-cell>
                </table:table-row>
                <table:table-row>
                  <table:table-cell table:style-name="Table5.A1" office:value-type="string">
                    <text:p text:style-name="P47"><text:span text:style-name="_5f_pointillés_20_gris">……..</text:span></text:p>
                  </table:table-cell>
                  <table:table-cell table:style-name="Table5.A1" office:value-type="string">
                    <text:p text:style-name="P29"/>
                  </table:table-cell>
                  <table:table-cell table:style-name="Table5.C2" office:value-type="string">
                    <text:p text:style-name="P38"><text:span text:style-name="_5f_pointillés_20_gris">….</text:span></text:p>
                  </table:table-cell>
                </table:table-row>
                <table:table-row>
                  <table:table-cell table:style-name="Table5.A1" office:value-type="string">
                    <text:p text:style-name="P57"><text:span text:style-name="_5f_pointillés_20_gris">……..</text:span></text:p>
                  </table:table-cell>
                  <table:table-cell table:style-name="Table5.A1" office:value-type="string">
                    <text:p text:style-name="P29"/>
                  </table:table-cell>
                  <table:table-cell table:style-name="Table5.C2" office:value-type="string">
                    <text:p text:style-name="P29"/>
                  </table:table-cell>
                </table:table-row>
                <table:table-row>
                  <table:table-cell table:style-name="Table5.A1" office:value-type="string">
                    <text:p text:style-name="P57"><text:span text:style-name="_5f_pointillés_20_gris">……..</text:span></text:p>
                  </table:table-cell>
                  <table:table-cell table:style-name="Table5.A1" office:value-type="string">
                    <text:p text:style-name="P29"/>
                  </table:table-cell>
                  <table:table-cell table:style-name="Table5.C2" office:value-type="string">
                    <text:p text:style-name="P29"/>
                  </table:table-cell>
                </table:table-row>
                <table:table-row>
                  <table:table-cell table:style-name="Table5.A1" office:value-type="string">
                    <text:p text:style-name="P57"><text:span text:style-name="_5f_pointillés_20_gris">……..</text:span></text:p>
                  </table:table-cell>
                  <table:table-cell table:style-name="Table5.A1" office:value-type="string">
                    <text:p text:style-name="P29"/>
                  </table:table-cell>
                  <table:table-cell table:style-name="Table5.C2" office:value-type="string">
                    <text:p text:style-name="P29"/>
                  </table:table-cell>
                </table:table-row>
              </table:table>
              <text:p text:style-name="_5f_Paragraphe_20_livret_20_"><text:span text:style-name="livret"/></text:p>
            </text:section>
            <text:h text:style-name="_5f_Paragraphe_20_livret" text:outline-level="1"><text:span text:style-name="livret"/></text:h>
            <text:h text:style-name="_5f_Paragraphe_20_livret" text:outline-level="1"><text:span text:style-name="livret"/></text:h>
            <text:h text:style-name="_5f_Paragraphe_20_livret" text:outline-level="1"><text:span text:style-name="livret"/></text:h>
            <text:list xml:id="list181406321540599" text:continue-numbering="true" text:style-name="_5f_Numérotation_20_des_20_exercices_20_livrets">
              <text:list-item>
                <text:h text:style-name="P144" text:outline-level="1"><text:span text:style-name="livret"><text:span text:style-name="T139">C</text:span></text:span><text:span text:style-name="livret"><text:span text:style-name="T66">omplète les colonnes sans poser les divi­sions.</text:span></text:span></text:h>
              </text:list-item>
            </text:list>
            <table:table table:name="Tableau49" table:style-name="Tableau49">
              <table:table-column table:style-name="Tableau49.A"/>
              <table:table-column table:style-name="Tableau49.B" table:number-columns-repeated="4"/>
              <table:table-header-rows>
                <table:table-row>
                  <table:table-cell table:style-name="Tableau49.A1" office:value-type="string">
                    <text:p text:style-name="P81"/>
                  </table:table-cell>
                  <table:table-cell table:style-name="Tableau49.B1" office:value-type="string">
                    <text:p text:style-name="P82">Cas 1</text:p>
                  </table:table-cell>
                  <table:table-cell table:style-name="Tableau49.B1" office:value-type="string">
                    <text:p text:style-name="P82">Cas 2</text:p>
                  </table:table-cell>
                  <table:table-cell table:style-name="Tableau49.B1" office:value-type="string">
                    <text:p text:style-name="P82">Cas 3</text:p>
                  </table:table-cell>
                  <table:table-cell table:style-name="Tableau49.E1" office:value-type="string">
                    <text:p text:style-name="P82">Cas 4</text:p>
                  </table:table-cell>
                </table:table-row>
              </table:table-header-rows>
              <table:table-row>
                <table:table-cell table:style-name="Tableau49.A2" office:value-type="string">
                  <text:p text:style-name="P112">Dividende </text:p>
                </table:table-cell>
                <table:table-cell table:style-name="Tableau49.B2" office:value-type="string">
                  <text:p text:style-name="P80"><text:span text:style-name="_5f_pointillés_20_gris">……</text:span></text:p>
                </table:table-cell>
                <table:table-cell table:style-name="Tableau49.C2" office:value-type="string">
                  <text:p text:style-name="P80"><text:span text:style-name="_5f_pointillés_20_gris">……</text:span></text:p>
                </table:table-cell>
                <table:table-cell table:style-name="Tableau49.D2" office:value-type="string">
                  <text:p text:style-name="P113">456</text:p>
                </table:table-cell>
                <table:table-cell table:style-name="Tableau49.E2" office:value-type="string">
                  <text:p text:style-name="P113">907</text:p>
                </table:table-cell>
              </table:table-row>
              <table:table-row>
                <table:table-cell table:style-name="Tableau49.A3" office:value-type="string">
                  <text:p text:style-name="P112">Diviseur</text:p>
                </table:table-cell>
                <table:table-cell table:style-name="Tableau49.B3" office:value-type="string">
                  <text:p text:style-name="P113">15</text:p>
                </table:table-cell>
                <table:table-cell table:style-name="Tableau49.C3" office:value-type="string">
                  <text:p text:style-name="P113">40</text:p>
                </table:table-cell>
                <table:table-cell table:style-name="Tableau49.D3" office:value-type="string">
                  <text:p text:style-name="P113">4<text:span text:style-name="T67">5</text:span></text:p>
                </table:table-cell>
                <table:table-cell table:style-name="Tableau49.E3" office:value-type="string">
                  <text:p text:style-name="P80"><text:span text:style-name="_5f_pointillés_20_gris">……</text:span></text:p>
                </table:table-cell>
              </table:table-row>
              <table:table-row>
                <table:table-cell table:style-name="Tableau49.A3" office:value-type="string">
                  <text:p text:style-name="P112">Quotient</text:p>
                </table:table-cell>
                <table:table-cell table:style-name="Tableau49.B4" office:value-type="string">
                  <text:p text:style-name="P113">3<text:span text:style-name="T67">0</text:span></text:p>
                </table:table-cell>
                <table:table-cell table:style-name="Tableau49.C4" office:value-type="string">
                  <text:p text:style-name="P113">25</text:p>
                </table:table-cell>
                <table:table-cell table:style-name="Tableau49.D4" office:value-type="string">
                  <text:p text:style-name="P113">10</text:p>
                </table:table-cell>
                <table:table-cell table:style-name="Tableau49.E4" office:value-type="string">
                  <text:p text:style-name="P113">15</text:p>
                </table:table-cell>
              </table:table-row>
              <table:table-row table:style-name="Tableau49.5">
                <table:table-cell table:style-name="Tableau49.A3" office:value-type="string">
                  <text:p text:style-name="P112">Reste</text:p>
                </table:table-cell>
                <table:table-cell table:style-name="Tableau49.B5" office:value-type="string">
                  <text:p text:style-name="P113">7</text:p>
                </table:table-cell>
                <table:table-cell table:style-name="Tableau49.C5" office:value-type="string">
                  <text:p text:style-name="P113"><text:span text:style-name="T67">1</text:span>1</text:p>
                </table:table-cell>
                <table:table-cell table:style-name="Tableau49.D5" office:value-type="string">
                  <text:p text:style-name="P80"><text:span text:style-name="_5f_pointillés_20_gris">……</text:span></text:p>
                </table:table-cell>
                <table:table-cell table:style-name="Tableau49.E5" office:value-type="string">
                  <text:p text:style-name="P113">7</text:p>
                </table:table-cell>
              </table:table-row>
            </table:table>
            <text:list xml:id="list181405783040062" text:continue-numbering="true" text:style-name="_5f_Numérotation_20_des_20_exercices_20_livrets">
              <text:list-item>
                <text:h text:style-name="P142" text:outline-level="1"><text:span text:style-name="T139">R</text:span><text:span text:style-name="T105">elie chaque quotient à son ordre de gran­deur :</text:span></text:h>
              </text:list-item>
            </text:list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header-rows>
                <table:table-row table:style-name="Table14.1">
                  <table:table-cell table:style-name="Table14.A1" office:value-type="string">
                    <text:p text:style-name="P69"><text:span text:style-name="livret"><text:span text:style-name="T103">287,8</text:span></text:span><text:span text:style-name="livret"><text:span text:style-name="T71"> </text:span></text:span><text:span text:style-name="livret"><text:span text:style-name="T88"></text:span></text:span><text:span text:style-name="livret"><text:span text:style-name="T71"> </text:span></text:span><text:span text:style-name="livret"><text:span text:style-name="T103">5</text:span></text:span></text:p>
                  </table:table-cell>
                  <table:table-cell table:style-name="Table14.B1" office:value-type="string">
                    <text:list xml:id="list374095221" text:style-name="List_20_1">
                      <text:list-item>
                        <text:p text:style-name="P97"/>
                      </text:list-item>
                    </text:list>
                  </table:table-cell>
                  <table:table-cell table:style-name="Table14.C1" office:value-type="string">
                    <text:list xml:id="list181405633720613" text:continue-numbering="true" text:style-name="List_20_1">
                      <text:list-item>
                        <text:p text:style-name="P98"/>
                      </text:list-item>
                    </text:list>
                  </table:table-cell>
                  <table:table-cell table:style-name="Table14.D1" office:value-type="string">
                    <text:p text:style-name="P71"><text:span text:style-name="T106">3</text:span>0</text:p>
                  </table:table-cell>
                </table:table-row>
              </table:table-header-rows>
              <table:table-row table:style-name="Table14.1">
                <table:table-cell table:style-name="Table14.A2" office:value-type="string">
                  <text:p text:style-name="P69"><text:span text:style-name="livret"><text:span text:style-name="T103">287,8</text:span></text:span><text:span text:style-name="livret"><text:span text:style-name="T71"> </text:span></text:span><text:span text:style-name="livret"><text:span text:style-name="T88"></text:span></text:span><text:span text:style-name="livret"><text:span text:style-name="T71"> </text:span></text:span><text:span text:style-name="livret"><text:span text:style-name="T103">10</text:span></text:span></text:p>
                </table:table-cell>
                <table:table-cell table:style-name="Table14.B2" office:value-type="string">
                  <text:list xml:id="list181406364773530" text:continue-numbering="true" text:style-name="List_20_1">
                    <text:list-item>
                      <text:p text:style-name="P97"/>
                    </text:list-item>
                  </text:list>
                </table:table-cell>
                <table:table-cell table:style-name="Table14.C2" office:value-type="string">
                  <text:list xml:id="list181404834685921" text:continue-numbering="true" text:style-name="List_20_1">
                    <text:list-item>
                      <text:p text:style-name="P98"/>
                    </text:list-item>
                  </text:list>
                </table:table-cell>
                <table:table-cell table:style-name="Table14.D2" office:value-type="string">
                  <text:p text:style-name="P71"><text:span text:style-name="T106">5</text:span>0</text:p>
                </table:table-cell>
              </table:table-row>
              <table:table-row table:style-name="Table14.1">
                <table:table-cell table:style-name="Table14.A2" office:value-type="string">
                  <text:p text:style-name="P69"><text:span text:style-name="livret"><text:span text:style-name="T71">287,8 </text:span></text:span><text:span text:style-name="livret"><text:span text:style-name="T88"></text:span></text:span><text:span text:style-name="livret"><text:span text:style-name="T71"> 2</text:span></text:span></text:p>
                </table:table-cell>
                <table:table-cell table:style-name="Table14.B3" office:value-type="string">
                  <text:list xml:id="list181405855916749" text:continue-numbering="true" text:style-name="List_20_1">
                    <text:list-item>
                      <text:p text:style-name="P97"/>
                    </text:list-item>
                  </text:list>
                </table:table-cell>
                <table:table-cell table:style-name="Table14.C3" office:value-type="string">
                  <text:list xml:id="list181406611842745" text:continue-numbering="true" text:style-name="List_20_1">
                    <text:list-item>
                      <text:p text:style-name="P98"/>
                    </text:list-item>
                  </text:list>
                </table:table-cell>
                <table:table-cell table:style-name="Table14.D2" office:value-type="string">
                  <text:p text:style-name="P71"><text:span text:style-name="T107">6</text:span>0</text:p>
                </table:table-cell>
              </table:table-row>
              <table:table-row table:style-name="Table14.1">
                <table:table-cell table:style-name="Table14.A2" office:value-type="string">
                  <text:p text:style-name="P69"><text:span text:style-name="livret"><text:span text:style-name="T71">287,8 </text:span></text:span><text:span text:style-name="livret"><text:span text:style-name="T88"></text:span></text:span><text:span text:style-name="livret"><text:span text:style-name="T71"> 4</text:span></text:span></text:p>
                </table:table-cell>
                <table:table-cell table:style-name="Table14.B4" office:value-type="string">
                  <text:list xml:id="list181406452671986" text:continue-numbering="true" text:style-name="List_20_1">
                    <text:list-item>
                      <text:p text:style-name="P97"/>
                    </text:list-item>
                  </text:list>
                </table:table-cell>
                <table:table-cell table:style-name="Table14.C4" office:value-type="string">
                  <text:list xml:id="list181406494782991" text:continue-numbering="true" text:style-name="List_20_1">
                    <text:list-item>
                      <text:p text:style-name="P98"/>
                    </text:list-item>
                  </text:list>
                </table:table-cell>
                <table:table-cell table:style-name="Table14.D2" office:value-type="string">
                  <text:p text:style-name="P71"><text:span text:style-name="T107">7</text:span>5</text:p>
                </table:table-cell>
              </table:table-row>
              <table:table-row table:style-name="Table14.1">
                <table:table-cell table:style-name="Table14.A2" office:value-type="string">
                  <text:p text:style-name="P69"><text:span text:style-name="livret"><text:span text:style-name="T85">287,8 </text:span></text:span><text:span text:style-name="livret"><text:span text:style-name="T88"></text:span></text:span><text:span text:style-name="livret"><text:span text:style-name="T77"> 6</text:span></text:span></text:p>
                </table:table-cell>
                <table:table-cell table:style-name="Table14.B5" office:value-type="string">
                  <text:list xml:id="list181405602407712" text:continue-numbering="true" text:style-name="List_20_1">
                    <text:list-item>
                      <text:p text:style-name="P97"/>
                    </text:list-item>
                  </text:list>
                </table:table-cell>
                <table:table-cell table:style-name="Table14.C5" office:value-type="string">
                  <text:list xml:id="list181405846404910" text:continue-numbering="true" text:style-name="List_20_1">
                    <text:list-item>
                      <text:p text:style-name="P98"/>
                    </text:list-item>
                  </text:list>
                </table:table-cell>
                <table:table-cell table:style-name="Table14.D2" office:value-type="string">
                  <text:p text:style-name="P71"><text:span text:style-name="T106">1</text:span>00</text:p>
                </table:table-cell>
              </table:table-row>
              <table:table-row table:style-name="Table14.1">
                <table:table-cell table:style-name="Table14.A2" office:value-type="string">
                  <text:p text:style-name="P69"><text:span text:style-name="livret"><text:span text:style-name="T84">287,8</text:span></text:span><text:span text:style-name="livret"><text:span text:style-name="T71"> </text:span></text:span><text:span text:style-name="livret"><text:span text:style-name="T88"></text:span></text:span><text:span text:style-name="livret"><text:span text:style-name="T71"> 3</text:span></text:span></text:p>
                </table:table-cell>
                <table:table-cell table:style-name="Table14.B6" office:value-type="string">
                  <text:list xml:id="list181405867978591" text:continue-numbering="true" text:style-name="List_20_1">
                    <text:list-item>
                      <text:p text:style-name="P97"/>
                    </text:list-item>
                  </text:list>
                </table:table-cell>
                <table:table-cell table:style-name="Table14.C6" office:value-type="string">
                  <text:list xml:id="list181405911169239" text:continue-numbering="true" text:style-name="List_20_1">
                    <text:list-item>
                      <text:p text:style-name="P98"/>
                    </text:list-item>
                  </text:list>
                </table:table-cell>
                <table:table-cell table:style-name="Table14.D2" office:value-type="string">
                  <text:p text:style-name="P71"><text:span text:style-name="T108">1</text:span>50</text:p>
                </table:table-cell>
              </table:table-row>
            </table:table>
            <text:list xml:id="list181405457787923" text:continue-list="list181405783040062" text:style-name="_5f_Numérotation_20_des_20_exercices_20_livrets">
              <text:list-item>
                <text:h text:style-name="_5f_Titre_20_d_27_exercices_20_livret_20_sans_20_titre" text:outline-level="1">Calcule mentalement les divisions.</text:h>
              </text:list-item>
            </text:list>
            <text:section text:style-name="Sect4" text:name="Section6">
              <text:list xml:id="list181406419797738" text:continue-numbering="true" text:style-name="_5f_Numérotation_20_des_20_exercices_20_livrets">
                <text:list-item>
                  <text:list>
                    <text:list-item>
                      <text:p text:style-name="P104">12,6<text:span text:style-name="T69"> </text:span><text:span text:style-name="T101"></text:span><text:span text:style-name="T69"> 3 </text:span><text:span text:style-name="T86">=</text:span><text:span text:style-name="livret"> </text:span><text:span text:style-name="_5f_pointillés_20_gris">……………</text:span></text:p>
                    </text:list-item>
                    <text:list-item>
                      <text:p text:style-name="P104"><text:span text:style-name="T69">12,6 </text:span><text:span text:style-name="T101"></text:span><text:span text:style-name="T69"> 2 </text:span><text:span text:style-name="T86">=</text:span><text:span text:style-name="livret"> </text:span><text:span text:style-name="_5f_pointillés_20_gris">……………</text:span></text:p>
                    </text:list-item>
                    <text:list-item>
                      <text:p text:style-name="P104"><text:span text:style-name="T69">12,4 </text:span><text:span text:style-name="T101"></text:span><text:span text:style-name="T69"> 4 </text:span><text:span text:style-name="T86">=</text:span><text:span text:style-name="livret"> </text:span><text:span text:style-name="_5f_pointillés_20_gris">……………</text:span></text:p>
                    </text:list-item>
                    <text:list-item>
                      <text:p text:style-name="P104"><text:span text:style-name="T69">5,5 </text:span><text:span text:style-name="T101"></text:span><text:span text:style-name="T69"> 5 </text:span><text:span text:style-name="T86">=</text:span><text:span text:style-name="livret"> </text:span><text:span text:style-name="_5f_pointillés_20_gris">……………</text:span></text:p>
                    </text:list-item>
                    <text:list-item>
                      <text:p text:style-name="P104"><text:span text:style-name="T69">15,6 </text:span><text:span text:style-name="T101"></text:span><text:span text:style-name="T69"> 6 </text:span><text:span text:style-name="T86">=</text:span><text:span text:style-name="livret"> </text:span><text:span text:style-name="_5f_pointillés_20_gris">……………</text:span></text:p>
                    </text:list-item>
                    <text:list-item>
                      <text:p text:style-name="P104"><text:span text:style-name="T69">93,3 </text:span><text:span text:style-name="T101"></text:span><text:span text:style-name="T69"> 3 </text:span><text:span text:style-name="T86">=</text:span><text:span text:style-name="livret"> </text:span><text:span text:style-name="_5f_pointillés_20_gris">……………</text:span></text:p>
                    </text:list-item>
                    <text:list-item>
                      <text:p text:style-name="P104"><text:span text:style-name="T69">48,6 </text:span><text:span text:style-name="T101"></text:span><text:span text:style-name="T69"> 9 </text:span><text:span text:style-name="T86">=</text:span><text:span text:style-name="livret"> </text:span><text:span text:style-name="_5f_pointillés_20_gris">……………</text:span></text:p>
                    </text:list-item>
                    <text:list-item>
                      <text:p text:style-name="P104"><text:span text:style-name="livret"><text:span text:style-name="T69">4,2 </text:span></text:span><text:span text:style-name="livret"><text:span text:style-name="T101"></text:span></text:span><text:span text:style-name="livret"><text:span text:style-name="T69"> 3 </text:span></text:span><text:span text:style-name="livret"><text:span text:style-name="T86">=</text:span></text:span><text:span text:style-name="livret"> </text:span><text:span text:style-name="_5f_pointillés_20_gris">……………</text:span></text:p>
                    </text:list-item>
                  </text:list>
                </text:list-item>
              </text:list>
            </text:section>
            <text:list xml:id="list181405134427068" text:continue-numbering="true" text:style-name="_5f_Numérotation_20_des_20_exercices_20_livrets">
              <text:list-item>
                <text:h text:style-name="P143" text:outline-level="1"><text:span text:style-name="livret"><text:span text:style-name="T105">Complète les pointillés :</text:span></text:span></text:h>
              </text:list-item>
            </text:list>
            <text:section text:style-name="Sect4" text:name="Section7">
              <text:list xml:id="list181406084780458" text:continue-list="list181405134427068" text:style-name="_5f_Numérotation_20_des_20_exercices_20_livrets">
                <text:list-item>
                  <text:list>
                    <text:list-item text:start-value="1">
                      <text:p text:style-name="P103"><text:span text:style-name="T109">10,2 </text:span><text:span text:style-name="T91"></text:span><text:span text:style-name="T78"> </text:span><text:span text:style-name="T114">........</text:span><text:span text:style-name="T78"> </text:span><text:span text:style-name="T92">=</text:span><text:span text:style-name="T78"> 5,1</text:span></text:p>
                    </text:list-item>
                    <text:list-item>
                      <text:p text:style-name="P103"><text:span text:style-name="T109">6,15</text:span><text:span text:style-name="T110"> </text:span><text:span text:style-name="T91"></text:span><text:span text:style-name="T79"> </text:span><text:span text:style-name="T115">........</text:span><text:span text:style-name="T79"> </text:span><text:span text:style-name="T93">=</text:span><text:span text:style-name="T79"> 2,05</text:span></text:p>
                    </text:list-item>
                    <text:list-item>
                      <text:p text:style-name="P103"><text:span text:style-name="T110">8,25 </text:span><text:span text:style-name="T91"></text:span><text:span text:style-name="T79"> </text:span><text:span text:style-name="T115">........</text:span><text:span text:style-name="T79"> </text:span><text:span text:style-name="T93">=</text:span><text:span text:style-name="T79"> 1,65</text:span></text:p>
                    </text:list-item>
                    <text:list-item>
                      <text:p text:style-name="P103"><text:span text:style-name="T113">.</text:span><text:span text:style-name="T115">...........</text:span><text:span text:style-name="T79"> </text:span><text:span text:style-name="T91"></text:span><text:span text:style-name="T78"> 4</text:span><text:span text:style-name="T79"> </text:span><text:span text:style-name="T93">=</text:span><text:span text:style-name="T79"> 8,2</text:span></text:p>
                    </text:list-item>
                    <text:list-item>
                      <text:p text:style-name="P103"><text:span text:style-name="T118">............</text:span><text:span text:style-name="T110"> </text:span><text:span text:style-name="T91"></text:span><text:span text:style-name="T78"> 9</text:span><text:span text:style-name="T79"> </text:span><text:span text:style-name="T93">=</text:span><text:span text:style-name="T79"> 1,01</text:span></text:p>
                    </text:list-item>
                    <text:list-item>
                      <text:p text:style-name="P103"><text:span text:style-name="T118">.</text:span><text:span text:style-name="T115">...........</text:span><text:span text:style-name="T110"> </text:span><text:span text:style-name="T91"></text:span><text:span text:style-name="T81"> 11 </text:span><text:span text:style-name="T93">=</text:span><text:span text:style-name="T79"> 12,1</text:span></text:p>
                    </text:list-item>
                  </text:list>
                </text:list-item>
              </text:list>
            </text:section>
            <text:list xml:id="list18140620343218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Lors du calcul du quotient de 355 par 13, la calculatrice affiche : 27,30769231. Sans calcula­trice, donne une valeur approchée au millième des quotients suivants.</text:span></text:h>
                <text:list>
                  <text:list-item text:start-value="1">
                    <text:p text:style-name="P105"><text:span text:style-name="T123">3,55</text:span><text:span text:style-name="T111"> </text:span><text:span text:style-name="T95"></text:span><text:span text:style-name="T111"> </text:span><text:span text:style-name="T123">13</text:span><text:span text:style-name="T83"> </text:span><text:span text:style-name="T96"></text:span><text:span text:style-name="T83"> </text:span><text:span text:style-name="_5f_pointillés_20_gris"><text:span text:style-name="T124">………………….</text:span></text:span></text:p>
                  </text:list-item>
                  <text:list-item>
                    <text:p text:style-name="P105"><text:span text:style-name="T123">35,5</text:span><text:span text:style-name="T111"> </text:span><text:span text:style-name="T95"></text:span><text:span text:style-name="T111"> </text:span><text:span text:style-name="T123">13</text:span><text:span text:style-name="T83"> </text:span><text:span text:style-name="T96"></text:span><text:span text:style-name="T83"> </text:span><text:span text:style-name="_5f_pointillés_20_gris"><text:span text:style-name="T124">………………….</text:span></text:span></text:p>
                  </text:list-item>
                  <text:list-item>
                    <text:p text:style-name="P105"><text:span text:style-name="T123">3 550</text:span><text:span text:style-name="T111"> </text:span><text:span text:style-name="T95"></text:span><text:span text:style-name="T111"> </text:span><text:span text:style-name="T123">13</text:span><text:span text:style-name="T83"> </text:span><text:span text:style-name="T96"></text:span><text:span text:style-name="T83"> </text:span><text:span text:style-name="_5f_pointillés_20_gris"><text:span text:style-name="T124">………………….</text:span></text:span></text:p>
                  </text:list-item>
                  <text:list-item>
                    <text:p text:style-name="P105"><text:span text:style-name="livret"><text:span text:style-name="T123">3,55</text:span></text:span><text:span text:style-name="livret"><text:span text:style-name="T111"> </text:span></text:span><text:span text:style-name="livret"><text:span text:style-name="T95"></text:span></text:span><text:span text:style-name="livret"><text:span text:style-name="T111"> </text:span></text:span><text:span text:style-name="livret"><text:span text:style-name="T123">130</text:span></text:span><text:span text:style-name="livret"><text:span text:style-name="T83"> </text:span></text:span><text:span text:style-name="livret"><text:span text:style-name="T96"></text:span></text:span><text:span text:style-name="livret"><text:span text:style-name="T83"> </text:span></text:span><text:span text:style-name="_5f_pointillés_20_gris"><text:span text:style-name="T124">………………….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<text:soft-page-break/>Entoure le résultat juste, sans poser l'opéra­tion ni utiliser de calculatrice.</text:h>
              </text:list-item>
            </text:list>
            <table:table table:name="Tableau57" table:style-name="Tableau57">
              <table:table-column table:style-name="Tableau57.A"/>
              <table:table-column table:style-name="Tableau57.B"/>
              <table:table-column table:style-name="Tableau57.C"/>
              <table:table-column table:style-name="Tableau57.D"/>
              <table:table-column table:style-name="Tableau57.E"/>
              <table:table-header-rows>
                <table:table-row table:style-name="Tableau57.1">
                  <table:table-cell table:style-name="Tableau57.A1" office:value-type="string">
                    <text:p text:style-name="P74">Réponse</text:p>
                  </table:table-cell>
                  <table:table-cell table:style-name="Tableau57.B1" office:value-type="string">
                    <text:p text:style-name="P76">A</text:p>
                  </table:table-cell>
                  <table:table-cell table:style-name="Tableau57.C1" office:value-type="string">
                    <text:p text:style-name="P76">B</text:p>
                  </table:table-cell>
                  <table:table-cell table:style-name="Tableau57.D1" office:value-type="string">
                    <text:p text:style-name="P76">C</text:p>
                  </table:table-cell>
                  <table:table-cell table:style-name="Tableau57.E1" office:value-type="string">
                    <text:p text:style-name="P76">D</text:p>
                  </table:table-cell>
                </table:table-row>
              </table:table-header-rows>
              <table:table-row table:style-name="Tableau57.1">
                <table:table-cell table:style-name="Tableau57.A2" office:value-type="string">
                  <text:p text:style-name="P78">124,42<text:span text:style-name="T69"> </text:span><text:span text:style-name="T101"></text:span><text:span text:style-name="T69"> </text:span>2</text:p>
                </table:table-cell>
                <table:table-cell table:style-name="Tableau57.B2" office:value-type="string">
                  <text:p text:style-name="P77">248,84</text:p>
                </table:table-cell>
                <table:table-cell table:style-name="Tableau57.C2" office:value-type="string">
                  <text:p text:style-name="P77">60,201</text:p>
                </table:table-cell>
                <table:table-cell table:style-name="Tableau57.D2" office:value-type="string">
                  <text:p text:style-name="P77">62,21</text:p>
                </table:table-cell>
                <table:table-cell table:style-name="Tableau57.E2" office:value-type="string">
                  <text:p text:style-name="P77">62,2</text:p>
                </table:table-cell>
              </table:table-row>
              <table:table-row table:style-name="Tableau57.3">
                <table:table-cell table:style-name="Tableau57.A2" office:value-type="string">
                  <text:p text:style-name="P78">5,3<text:span text:style-name="T69"> </text:span><text:span text:style-name="T101"></text:span><text:span text:style-name="T69"> 4</text:span></text:p>
                </table:table-cell>
                <table:table-cell table:style-name="Tableau57.B4" office:value-type="string">
                  <text:p text:style-name="P77">1,325</text:p>
                </table:table-cell>
                <table:table-cell table:style-name="Tableau57.C4" office:value-type="string">
                  <text:p text:style-name="P77">13,25</text:p>
                </table:table-cell>
                <table:table-cell table:style-name="Tableau57.D4" office:value-type="string">
                  <text:p text:style-name="P77">0,132<text:span text:style-name="T72"> </text:span>5</text:p>
                </table:table-cell>
                <table:table-cell table:style-name="Tableau57.E4" office:value-type="string">
                  <text:p text:style-name="P78"><text:span text:style-name="T30">2</text:span><text:span text:style-name="T126">,25</text:span></text:p>
                </table:table-cell>
              </table:table-row>
              <table:table-row table:style-name="Tableau57.4">
                <table:table-cell table:style-name="Tableau57.A2" office:value-type="string">
                  <text:p text:style-name="P78">6,25<text:span text:style-name="T69"> </text:span><text:span text:style-name="T101"></text:span><text:span text:style-name="T69"> </text:span>5</text:p>
                </table:table-cell>
                <table:table-cell table:style-name="Tableau57.B4" office:value-type="string">
                  <text:p text:style-name="P77">12,5</text:p>
                </table:table-cell>
                <table:table-cell table:style-name="Tableau57.C4" office:value-type="string">
                  <text:p text:style-name="P77">1,25</text:p>
                </table:table-cell>
                <table:table-cell table:style-name="Tableau57.D4" office:value-type="string">
                  <text:p text:style-name="P78"><text:span text:style-name="T30">2</text:span><text:span text:style-name="T126">,5</text:span></text:p>
                </table:table-cell>
                <table:table-cell table:style-name="Tableau57.E4" office:value-type="string">
                  <text:p text:style-name="P77">0,25</text:p>
                </table:table-cell>
              </table:table-row>
              <table:table-row table:style-name="Tableau57.5">
                <table:table-cell table:style-name="Tableau57.A2" office:value-type="string">
                  <text:p text:style-name="P78">81,36<text:span text:style-name="T69"> </text:span><text:span text:style-name="T101"></text:span><text:span text:style-name="T69"> </text:span>18</text:p>
                </table:table-cell>
                <table:table-cell table:style-name="Tableau57.B5" office:value-type="string">
                  <text:p text:style-name="P77">45,2</text:p>
                </table:table-cell>
                <table:table-cell table:style-name="Tableau57.C5" office:value-type="string">
                  <text:p text:style-name="P77">5,42</text:p>
                </table:table-cell>
                <table:table-cell table:style-name="Tableau57.D5" office:value-type="string">
                  <text:p text:style-name="P77">4,52</text:p>
                </table:table-cell>
                <table:table-cell table:style-name="Tableau57.E5" office:value-type="string">
                  <text:p text:style-name="P77">3,52</text:p>
                </table:table-cell>
              </table:table-row>
            </table:table>
            <text:list xml:id="list181404949770814" text:continue-numbering="true" text:style-name="_5f_Numérotation_20_des_20_exercices_20_livrets">
              <text:list-item>
                <text:h text:style-name="_5f_Titre_20_d_27_exercices_20_livret_20_sans_20_titre" text:outline-level="1">Complète le tableau ci-dessous en t'aidant des quatre calculs suivants.</text:h>
              </text:list-item>
            </text:list>
            <text:section text:style-name="Sect5" text:name="Section14">
              <text:p text:style-name="P114">741 <text:span text:style-name="_5f_opensymbol"><text:span text:style-name="T92">÷</text:span></text:span> 35 ≈ 21,171<text:span text:style-name="livret">...</text:span></text:p>
              <text:p text:style-name="P115">12,4 <text:span text:style-name="_5f_opensymbol"><text:span text:style-name="T92">÷</text:span></text:span> <text:s/><text:span text:style-name="T25">6</text:span> <text:s/>≈ <text:span text:style-name="T107">2</text:span>,<text:span text:style-name="T25">066</text:span><text:span text:style-name="livret">...</text:span></text:p>
              <text:p text:style-name="P114">42,1 <text:span text:style-name="_5f_opensymbol"><text:span text:style-name="T92">÷</text:span></text:span> <text:s/>3 <text:s/>≈ 14,033<text:span text:style-name="livret">...</text:span></text:p>
              <text:p text:style-name="P118"><text:s text:c="3"/>50 <text:span text:style-name="_5f_opensymbol"><text:span text:style-name="T92">÷</text:span></text:span> 11 ≈ 4,545<text:span text:style-name="livret">...</text:span></text:p>
            </text:section>
            <table:table table:name="Table25" table:style-name="Table25">
              <table:table-column table:style-name="Table25.A"/>
              <table:table-column table:style-name="Table25.B" table:number-columns-repeated="2"/>
              <table:table-column table:style-name="Table25.D"/>
              <table:table-header-rows>
                <table:table-row>
                  <table:table-cell table:style-name="Table25.A1" office:value-type="string">
                    <text:p text:style-name="P85"/>
                  </table:table-cell>
                  <table:table-cell table:style-name="Table25.B1" office:value-type="string">
                    <text:p text:style-name="P79"><text:span text:style-name="T29">Arrondi</text:span><text:span text:style-name="T130"> </text:span></text:p>
                    <text:p text:style-name="P79"><text:span text:style-name="T130">à l'unité </text:span><text:span text:style-name="T29">près</text:span></text:p>
                  </table:table-cell>
                  <table:table-cell table:style-name="Table25.B1" office:value-type="string">
                    <text:p text:style-name="P79"><text:span text:style-name="T29">Arrondi</text:span><text:span text:style-name="T130"> </text:span></text:p>
                    <text:p text:style-name="P84">au dixième près</text:p>
                  </table:table-cell>
                  <table:table-cell table:style-name="Table25.D1" office:value-type="string">
                    <text:p text:style-name="P79"><text:span text:style-name="T29">Arrondi</text:span><text:span text:style-name="T130"> </text:span></text:p>
                    <text:p text:style-name="P84">au centième près</text:p>
                  </table:table-cell>
                </table:table-row>
              </table:table-header-rows>
              <table:table-row table:style-name="Table25.2">
                <table:table-cell table:style-name="Table25.B1" office:value-type="string">
                  <text:p text:style-name="P79">741÷ 35</text:p>
                </table:table-cell>
                <table:table-cell table:style-name="Table25.B2" office:value-type="string">
                  <text:p text:style-name="P64"><text:span text:style-name="_5f_pointillés_20_gris">…..……..</text:span></text:p>
                </table:table-cell>
                <table:table-cell table:style-name="Table25.C2" office:value-type="string">
                  <text:p text:style-name="P64"><text:span text:style-name="_5f_pointillés_20_gris">…..……..</text:span></text:p>
                </table:table-cell>
                <table:table-cell table:style-name="Table25.D2" office:value-type="string">
                  <text:p text:style-name="P64"><text:span text:style-name="_5f_pointillés_20_gris">…..……..</text:span></text:p>
                </table:table-cell>
              </table:table-row>
              <table:table-row table:style-name="Table25.2">
                <table:table-cell table:style-name="Table25.A3" office:value-type="string">
                  <text:p text:style-name="P79">12,4 ÷ <text:span text:style-name="T27">6</text:span></text:p>
                </table:table-cell>
                <table:table-cell table:style-name="Table25.B3" office:value-type="string">
                  <text:p text:style-name="P64"><text:span text:style-name="_5f_pointillés_20_gris">…..……..</text:span></text:p>
                </table:table-cell>
                <table:table-cell table:style-name="Table25.C3" office:value-type="string">
                  <text:p text:style-name="P64"><text:span text:style-name="_5f_pointillés_20_gris">…..……..</text:span></text:p>
                </table:table-cell>
                <table:table-cell table:style-name="Table25.D3" office:value-type="string">
                  <text:p text:style-name="P64"><text:span text:style-name="_5f_pointillés_20_gris">…..……..</text:span></text:p>
                </table:table-cell>
              </table:table-row>
              <table:table-row table:style-name="Table25.2">
                <table:table-cell table:style-name="Table25.A3" office:value-type="string">
                  <text:p text:style-name="P79">42,1 ÷ 3</text:p>
                </table:table-cell>
                <table:table-cell table:style-name="Table25.B4" office:value-type="string">
                  <text:p text:style-name="P64"><text:span text:style-name="_5f_pointillés_20_gris">…..……..</text:span></text:p>
                </table:table-cell>
                <table:table-cell table:style-name="Table25.C4" office:value-type="string">
                  <text:p text:style-name="P64"><text:span text:style-name="_5f_pointillés_20_gris">…..……..</text:span></text:p>
                </table:table-cell>
                <table:table-cell table:style-name="Table25.D4" office:value-type="string">
                  <text:p text:style-name="P64"><text:span text:style-name="_5f_pointillés_20_gris">…..……..</text:span></text:p>
                </table:table-cell>
              </table:table-row>
            </table:table>
            <text:list xml:id="list181405690083310" text:continue-numbering="true" text:style-name="_5f_Numérotation_20_des_20_exercices_20_livrets">
              <text:list-item>
                <text:h text:style-name="P137" text:outline-level="1"><text:s/><text:span text:style-name="T140">Un nombre mystérieux</text:span></text:h>
                <text:list>
                  <text:list-item>
                    <text:p text:style-name="P123">Effectue <text:span text:style-name="T135">avec ta calculatrice</text:span> chaque division jusqu'au septième chiffre après la virgule puis com­plète la deuxième ligne.</text:p>
                  </text:list-item>
                </text:list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column table:style-name="Table6.C" table:number-columns-repeated="3"/>
              <table:table-row table:style-name="Table6.1">
                <table:table-cell table:style-name="Table6.A1" office:value-type="string">
                  <text:p text:style-name="P102">Division</text:p>
                </table:table-cell>
                <table:table-cell table:style-name="Table6.B1" office:value-type="string">
                  <text:p text:style-name="P100">22 par 7</text:p>
                </table:table-cell>
                <table:table-cell table:style-name="Table6.C1" office:value-type="string">
                  <text:p text:style-name="P100">333 par 106</text:p>
                </table:table-cell>
                <table:table-cell table:style-name="Table6.D1" office:value-type="string">
                  <text:p text:style-name="P100">355 par 113</text:p>
                </table:table-cell>
                <table:table-cell table:style-name="Table6.E1" office:value-type="string">
                  <text:p text:style-name="P100">377 par 120</text:p>
                </table:table-cell>
              </table:table-row>
              <table:table-row table:style-name="Table6.1">
                <table:table-cell table:style-name="Table6.A2" office:value-type="string">
                  <text:p text:style-name="P102">Quotient décimal</text:p>
                </table:table-cell>
                <table:table-cell table:style-name="Table6.B2" office:value-type="string">
                  <text:p text:style-name="P90"><text:span text:style-name="_5f_pointillés_20_gris">…..……..</text:span></text:p>
                </table:table-cell>
                <table:table-cell table:style-name="Table6.C2" office:value-type="string">
                  <text:p text:style-name="P90"><text:span text:style-name="_5f_pointillés_20_gris">…..……..</text:span></text:p>
                </table:table-cell>
                <table:table-cell table:style-name="Table6.D2" office:value-type="string">
                  <text:p text:style-name="P90"><text:span text:style-name="_5f_pointillés_20_gris">…..……..</text:span></text:p>
                </table:table-cell>
                <table:table-cell table:style-name="Table6.E2" office:value-type="string">
                  <text:p text:style-name="P90"><text:span text:style-name="_5f_pointillés_20_gris">…..……..</text:span></text:p>
                </table:table-cell>
              </table:table-row>
            </table:table>
            <text:list xml:id="list181404972911850" text:continue-numbering="true" text:style-name="_5f_Numérotation_20_des_20_exercices_20_livrets">
              <text:list-item>
                <text:list>
                  <text:list-item>
                    <text:p text:style-name="P107">De quel nombre connu les résultats précédents sont-ils des approximations ? <text:span text:style-name="_5f_pointillés_20_gris"><text:span text:style-name="T136">…..……..</text:span></text:span></text:p>
                  </text:list-item>
                  <text:list-item>
                    <text:p text:style-name="P117">Écris la valeur affichée par ta calculatrice de ce nombre mystérieux. <text:span text:style-name="_5f_pointillés_20_gris"><text:span text:style-name="T44">…..…………………………………..</text:span></text:span></text:p>
                  </text:list-item>
                  <text:list-item>
                    <text:p text:style-name="P86"><text:span text:style-name="_5f_pointillés_20_gris"><text:span text:style-name="T19">Les quotients </text:span></text:span><text:span text:style-name="_5f_pointillés_20_gris"><text:span text:style-name="T41">de</text:span></text:span><text:span text:style-name="_5f_pointillés_20_gris"><text:span text:style-name="T19"> </text:span></text:span><text:span text:style-name="_5f_pointillés_20_gris"><text:span text:style-name="T137">a.</text:span></text:span><text:span text:style-name="_5f_pointillés_20_gris"><text:span text:style-name="T19"> sont des valeurs approchées du nombre mystérieux. </text:span></text:span><text:span text:style-name="_5f_pointillés_20_gris"><text:span text:style-name="T28">Quel est le quotient déci­mal qui donne la meilleure approximation de</text:span></text:span><text:span text:style-name="_5f_pointillés_20_gris"><text:span text:style-name="T42"> ce </text:span></text:span><text:span text:style-name="_5f_pointillés_20_gris"><text:span text:style-name="T19">nombre mystérieux ?</text:span></text:span><text:span text:style-name="_5f_pointillés_20_gris">……………………………..…</text:span></text:p>
                  </text:list-item>
                </text:list>
              </text:list-item>
              <text:list-item>
                <text:h text:style-name="P139" text:outline-level="1"><text:span text:style-name="T133">Divisions décimales infinies</text:span></text:h>
                <text:list>
                  <text:list-item>
                    <text:p text:style-name="P119"><text:span text:style-name="livret"><text:span text:style-name="T132">E</text:span></text:span><text:span text:style-name="livret">ffectue les divisions suivantes jusqu'au mil­lième :</text:span></text:p>
                  </text:list-item>
                </text:list>
              </text:list-item>
            </text:list>
            <text:section text:style-name="Sect1" text:name="Section15">
              <table:table table:name="Table26" table:style-name="Table26">
                <table:table-column table:style-name="Table26.A"/>
                <table:table-column table:style-name="Table26.B"/>
                <table:table-column table:style-name="Table26.C"/>
                <table:table-row>
                  <table:table-cell table:style-name="Table26.A1" office:value-type="string">
                    <text:p text:style-name="P134"><text:span text:style-name="T125">8 </text:span>5 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1" office:value-type="string">
                    <text:p text:style-name="P127"><text:span text:style-name="T122"><text:s/></text:span><text:span text:style-name="T54">6</text:span><text:span text:style-name="T53"> </text:span></text:p>
                  </table:table-cell>
                </table:table-row>
                <table:table-row>
                  <table:table-cell table:style-name="Table26.A1" office:value-type="string">
                    <text:p text:style-name="P52"><text:span text:style-name="_5f_pointillés_20_gris">….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2" office:value-type="string">
                    <text:p text:style-name="P43"><text:span text:style-name="_5f_pointillés_20_gris"><text:s/>……………..</text:span></text:p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….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3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….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4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….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5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…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6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…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7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…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8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…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9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.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10" office:value-type="string">
                    <text:p text:style-name="P34"/>
                  </table:table-cell>
                </table:table-row>
                <table:table-row>
                  <table:table-cell table:style-name="Table26.A1" office:value-type="string">
                    <text:p text:style-name="P62"><text:span text:style-name="_5f_pointillés_20_gris">...…..……..</text:span></text:p>
                  </table:table-cell>
                  <table:table-cell table:style-name="Table26.A1" office:value-type="string">
                    <text:p text:style-name="P34"/>
                  </table:table-cell>
                  <table:table-cell table:style-name="Table26.C11" office:value-type="string">
                    <text:p text:style-name="P34"/>
                  </table:table-cell>
                </table:table-row>
              </table:table>
              <text:p text:style-name="P88"><text:span text:style-name="livret"/></text:p>
              <table:table table:name="Table27" table:style-name="Table27">
                <table:table-column table:style-name="Table27.A"/>
                <table:table-column table:style-name="Table27.B"/>
                <table:table-column table:style-name="Table27.C"/>
                <table:table-row>
                  <table:table-cell table:style-name="Table27.A1" office:value-type="string">
                    <text:p text:style-name="P128"><text:span text:style-name="T55">1 2</text:span><text:span text:style-name="T54"> 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1" office:value-type="string">
                    <text:p text:style-name="P128"><text:span text:style-name="T122"><text:s/></text:span><text:span text:style-name="T55">7</text:span><text:span text:style-name="T53"> </text:span></text:p>
                  </table:table-cell>
                </table:table-row>
                <table:table-row>
                  <table:table-cell table:style-name="Table27.A1" office:value-type="string">
                    <text:p text:style-name="P53"><text:span text:style-name="_5f_pointillés_20_gris">…..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2" office:value-type="string">
                    <text:p text:style-name="P44"><text:span text:style-name="_5f_pointillés_20_gris"><text:s/>……………..</text:span></text:p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.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3" office:value-type="string">
                    <text:p text:style-name="P35"/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.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4" office:value-type="string">
                    <text:p text:style-name="P35"/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.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5" office:value-type="string">
                    <text:p text:style-name="P35"/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6" office:value-type="string">
                    <text:p text:style-name="P35"/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7" office:value-type="string">
                    <text:p text:style-name="P35"/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8" office:value-type="string">
                    <text:p text:style-name="P35"/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9" office:value-type="string">
                    <text:p text:style-name="P35"/>
                  </table:table-cell>
                </table:table-row>
                <table:table-row>
                  <table:table-cell table:style-name="Table27.A1" office:value-type="string">
                    <text:p text:style-name="P63"><text:span text:style-name="_5f_pointillés_20_gris">…..……..</text:span></text:p>
                  </table:table-cell>
                  <table:table-cell table:style-name="Table27.A1" office:value-type="string">
                    <text:p text:style-name="P35"/>
                  </table:table-cell>
                  <table:table-cell table:style-name="Table27.C10" office:value-type="string">
                    <text:p text:style-name="P35"/>
                  </table:table-cell>
                </table:table-row>
              </table:table>
              <text:p text:style-name="P20"><text:span text:style-name="livret"/></text:p>
              <table:table table:name="Table28" table:style-name="Table28">
                <table:table-column table:style-name="Table28.A"/>
                <table:table-column table:style-name="Table28.B"/>
                <table:table-column table:style-name="Table28.C"/>
                <table:table-row>
                  <table:table-cell table:style-name="Table28.A1" office:value-type="string">
                    <text:p text:style-name="P128"><text:span text:style-name="T55">1 0</text:span><text:span text:style-name="T54"> 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1" office:value-type="string">
                    <text:p text:style-name="P128"><text:span text:style-name="T122"><text:s/></text:span><text:span text:style-name="T55">1 1</text:span><text:span text:style-name="T53"> </text:span></text:p>
                  </table:table-cell>
                </table:table-row>
                <table:table-row>
                  <table:table-cell table:style-name="Table28.A1" office:value-type="string">
                    <text:p text:style-name="P53"><text:span text:style-name="_5f_pointillés_20_gris">…..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2" office:value-type="string">
                    <text:p text:style-name="P44"><text:span text:style-name="_5f_pointillés_20_gris"><text:s/>……………..</text:span></text:p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.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3" office:value-type="string">
                    <text:p text:style-name="P35"/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.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4" office:value-type="string">
                    <text:p text:style-name="P35"/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.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5" office:value-type="string">
                    <text:p text:style-name="P35"/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6" office:value-type="string">
                    <text:p text:style-name="P35"/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7" office:value-type="string">
                    <text:p text:style-name="P35"/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8" office:value-type="string">
                    <text:p text:style-name="P35"/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9" office:value-type="string">
                    <text:p text:style-name="P35"/>
                  </table:table-cell>
                </table:table-row>
                <table:table-row>
                  <table:table-cell table:style-name="Table28.A1" office:value-type="string">
                    <text:p text:style-name="P63"><text:span text:style-name="_5f_pointillés_20_gris">…..……..</text:span></text:p>
                  </table:table-cell>
                  <table:table-cell table:style-name="Table28.A1" office:value-type="string">
                    <text:p text:style-name="P35"/>
                  </table:table-cell>
                  <table:table-cell table:style-name="Table28.C10" office:value-type="string">
                    <text:p text:style-name="P35"/>
                  </table:table-cell>
                </table:table-row>
              </table:table>
              <text:p text:style-name="Text_20_body"/>
              <table:table table:name="Table29" table:style-name="Table29">
                <table:table-column table:style-name="Table29.A"/>
                <table:table-column table:style-name="Table29.B"/>
                <table:table-column table:style-name="Table29.C"/>
                <table:table-row>
                  <table:table-cell table:style-name="Table29.A1" office:value-type="string">
                    <text:p text:style-name="P128"><text:span text:style-name="T55">5 1</text:span><text:span text:style-name="T54"> 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1" office:value-type="string">
                    <text:p text:style-name="P128"><text:span text:style-name="T122"><text:s/></text:span><text:span text:style-name="T55">2 1</text:span><text:span text:style-name="T53"> </text:span></text:p>
                  </table:table-cell>
                </table:table-row>
                <table:table-row>
                  <table:table-cell table:style-name="Table29.A1" office:value-type="string">
                    <text:p text:style-name="P53"><text:span text:style-name="_5f_pointillés_20_gris">…..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2" office:value-type="string">
                    <text:p text:style-name="P44"><text:span text:style-name="_5f_pointillés_20_gris"><text:s/>……………..</text:span></text:p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.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3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.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4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.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5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6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7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8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9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...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10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12" office:value-type="string">
                    <text:p text:style-name="P35"/>
                  </table:table-cell>
                </table:table-row>
                <table:table-row>
                  <table:table-cell table:style-name="Table29.A1" office:value-type="string">
                    <text:p text:style-name="P63"><text:span text:style-name="_5f_pointillés_20_gris">…..……..</text:span></text:p>
                  </table:table-cell>
                  <table:table-cell table:style-name="Table29.A1" office:value-type="string">
                    <text:p text:style-name="P35"/>
                  </table:table-cell>
                  <table:table-cell table:style-name="Table29.C12" office:value-type="string">
                    <text:p text:style-name="P35"/>
                  </table:table-cell>
                </table:table-row>
              </table:table>
            </text:section>
            <text:list xml:id="list181406341134293" text:continue-numbering="true" text:style-name="_5f_Numérotation_20_des_20_exercices_20_livrets">
              <text:list-item>
                <text:list>
                  <text:list-item>
                    <text:p text:style-name="P135"><text:span text:style-name="livret"><text:span text:style-name="T134">En utilisant les résultats précédents, complète le tableau ci-dessous :</text:span></text:span></text:p>
                  </text:list-item>
                </text:list>
              </text:list-item>
            </text:list>
            <table:table table:name="Table7" table:style-name="Table7">
              <table:table-column table:style-name="Table7.A"/>
              <table:table-column table:style-name="Table7.B" table:number-columns-repeated="2"/>
              <table:table-column table:style-name="Table7.D"/>
              <table:table-header-rows>
                <table:table-row table:style-name="Table7.1">
                  <table:table-cell table:style-name="Table7.A1" office:value-type="string">
                    <text:p text:style-name="P92"/>
                  </table:table-cell>
                  <table:table-cell table:style-name="Table7.B1" office:value-type="string">
                    <text:p text:style-name="P95"><text:span text:style-name="_5f_BVS"><text:span text:style-name="T37">Arrondi </text:span></text:span><text:span text:style-name="_5f_BVS"><text:span text:style-name="T127">à l'unité </text:span></text:span><text:span text:style-name="_5f_BVS"><text:span text:style-name="T128">près</text:span></text:span></text:p>
                  </table:table-cell>
                  <table:table-cell table:style-name="Table7.B1" office:value-type="string">
                    <text:p text:style-name="P93"><text:span text:style-name="_5f_BVS"><text:span text:style-name="T37">Arrondi </text:span></text:span><text:span text:style-name="_5f_BVS"><text:span text:style-name="T127"><text:s/>au dixième </text:span></text:span><text:span text:style-name="_5f_BVS"><text:span text:style-name="T128">près</text:span></text:span></text:p>
                  </table:table-cell>
                  <table:table-cell table:style-name="Table7.D1" office:value-type="string">
                    <text:p text:style-name="P96"><text:span text:style-name="_5f_BVS"><text:span text:style-name="T37">Arrondi </text:span></text:span><text:span text:style-name="_5f_BVS"><text:span text:style-name="T127"><text:s/>au centième </text:span></text:span><text:span text:style-name="_5f_BVS"><text:span text:style-name="T128">près</text:span></text:span></text:p>
                  </table:table-cell>
                </table:table-row>
              </table:table-header-rows>
              <table:table-row table:style-name="Table7.2">
                <table:table-cell table:style-name="Table7.D1" office:value-type="string">
                  <text:p text:style-name="P92">85 ÷ 6</text:p>
                </table:table-cell>
                <table:table-cell table:style-name="Table7.B2" office:value-type="string">
                  <text:p text:style-name="P91"><text:span text:style-name="_5f_pointillés_20_gris">…..……..</text:span></text:p>
                </table:table-cell>
                <table:table-cell table:style-name="Table7.C2" office:value-type="string">
                  <text:p text:style-name="P91"><text:span text:style-name="_5f_pointillés_20_gris">…..……..</text:span></text:p>
                </table:table-cell>
                <table:table-cell table:style-name="Table7.D2" office:value-type="string">
                  <text:p text:style-name="P91"><text:span text:style-name="_5f_pointillés_20_gris">…..……..</text:span></text:p>
                </table:table-cell>
              </table:table-row>
              <table:table-row table:style-name="Table7.2">
                <table:table-cell table:style-name="Table7.A3" office:value-type="string">
                  <text:p text:style-name="P92">12 ÷ 7</text:p>
                </table:table-cell>
                <table:table-cell table:style-name="Table7.B3" office:value-type="string">
                  <text:p text:style-name="P91"><text:span text:style-name="_5f_pointillés_20_gris">…..……..</text:span></text:p>
                </table:table-cell>
                <table:table-cell table:style-name="Table7.C3" office:value-type="string">
                  <text:p text:style-name="P91"><text:span text:style-name="_5f_pointillés_20_gris">…..……..</text:span></text:p>
                </table:table-cell>
                <table:table-cell table:style-name="Table7.D3" office:value-type="string">
                  <text:p text:style-name="P91"><text:span text:style-name="_5f_pointillés_20_gris">…..……..</text:span></text:p>
                </table:table-cell>
              </table:table-row>
              <table:table-row table:style-name="Table7.2">
                <table:table-cell table:style-name="Table7.A3" office:value-type="string">
                  <text:p text:style-name="P92">10 ÷ 11</text:p>
                </table:table-cell>
                <table:table-cell table:style-name="Table7.B4" office:value-type="string">
                  <text:p text:style-name="P91"><text:span text:style-name="_5f_pointillés_20_gris">…..……..</text:span></text:p>
                </table:table-cell>
                <table:table-cell table:style-name="Table7.C4" office:value-type="string">
                  <text:p text:style-name="P91"><text:span text:style-name="_5f_pointillés_20_gris">…..……..</text:span></text:p>
                </table:table-cell>
                <table:table-cell table:style-name="Table7.D4" office:value-type="string">
                  <text:p text:style-name="P91"><text:span text:style-name="_5f_pointillés_20_gris">…..……..</text:span></text:p>
                </table:table-cell>
              </table:table-row>
              <table:table-row table:style-name="Table7.2">
                <table:table-cell table:style-name="Table7.B1" office:value-type="string">
                  <text:p text:style-name="P92">51 ÷ 21</text:p>
                </table:table-cell>
                <table:table-cell table:style-name="Table7.B5" office:value-type="string">
                  <text:p text:style-name="P91"><text:span text:style-name="_5f_pointillés_20_gris">…..……..</text:span></text:p>
                </table:table-cell>
                <table:table-cell table:style-name="Table7.C5" office:value-type="string">
                  <text:p text:style-name="P91"><text:span text:style-name="_5f_pointillés_20_gris">…..……..</text:span></text:p>
                </table:table-cell>
                <table:table-cell table:style-name="Table7.D5" office:value-type="string">
                  <text:p text:style-name="P91"><text:span text:style-name="_5f_pointillés_20_gris">…..……..</text:span></text:p>
                </table:table-cell>
              </table:table-row>
            </table:table>
            <text:list xml:id="list181406422116788" text:continue-numbering="true" text:style-name="_5f_Numérotation_20_des_20_exercices_20_livrets">
              <text:list-header>
                <text:h text:style-name="P140" text:outline-level="1"/>
              </text:list-header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Bitstream Vera Sans5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OpenSymbol3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7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7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2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3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7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7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2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officeooo:paragraph-rsid="00d4df5c"/>
    </style:style>
    <style:style style:name="MP9" style:family="paragraph" style:parent-style-name="Footer">
      <style:paragraph-properties fo:text-align="start" style:justify-single-word="false"/>
      <style:text-properties officeooo:paragraph-rsid="00d4df5c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b6dc57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MT6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MT7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M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alculer : </text:span><text:span text:style-name="MT4">Diviser</text:span><text:span text:style-name="MT3"> </text:span></text:p>
      </style:header>
      <style:footer>
        <text:p text:style-name="MP5"><draw:frame draw:style-name="Mfr1" draw:name="Frame1" text:anchor-type="paragraph" svg:y="-0.06cm" draw:z-index="12"><draw:text-box fo:min-height="0.499cm" fo:min-width="7.096cm"><draw:frame draw:style-name="Mfr2" draw:name="Frame2" text:anchor-type="frame" svg:x="0.45cm" svg:y="0.079cm" svg:width="0.817cm" draw:z-index="13"><draw:text-box fo:min-height="0.355cm"><text:p text:style-name="MP6"><draw:g text:anchor-type="paragraph" draw:z-index="14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4</text:page-number></text:p></draw:text-box></draw:frame><text:p text:style-name="MP8"><text:span text:style-name="MT5">calculer</text:span><text:span text:style-name="MT6"> : </text:span><text:span text:style-name="MT7">diviser</text:span></text:p></draw:text-box></draw:frame></text:p>
      </style:footer>
      <style:footer-left>
        <text:p text:style-name="MP5"><draw:frame draw:style-name="Mfr1" draw:name="Frame3" text:anchor-type="paragraph" svg:y="-0.06cm" draw:z-index="15"><draw:text-box fo:min-height="0.499cm" fo:min-width="7.096cm"><draw:frame draw:style-name="Mfr2" draw:name="Frame4" text:anchor-type="frame" svg:x="0.45cm" svg:y="0.079cm" svg:width="0.817cm" draw:z-index="16"><draw:text-box fo:min-height="0.355cm"><text:p text:style-name="MP6"><text:page-number text:select-page="current">5</text:page-number></text:p></draw:text-box></draw:frame><text:p text:style-name="MP9"><text:span text:style-name="MT5">calculer</text:span><text:span text:style-name="MT6"> : </text:span><text:span text:style-name="MT7">diviser</text:span></text:p></draw:text-box></draw:frame><draw:g text:anchor-type="paragraph" draw:z-index="17" draw:name="Shape4_5" draw:style-name="Mgr1"><draw:path draw:style-name="Mgr2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7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8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-left>
      <style:footer>
        <text:p text:style-name="MP15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1816284662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 : additionner et soustraire</text:span><text:span text:style-name="MT12"> </text:span></text:p></draw:text-box></draw:frame><draw:g text:anchor-type="paragraph" draw:z-index="9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10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</text:span><text:span text:style-name="MT12"> : </text:span><text:span text:style-name="MT11">additionner et soustraire</text:span></text:p></draw:text-box></draw:frame><draw:g text:anchor-type="paragraph" draw:z-index="11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6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18:14:04.123162192</dc:date>
    <meta:editing-duration>P2DT22H34M42S</meta:editing-duration>
    <meta:editing-cycles>381</meta:editing-cycles>
    <meta:generator>LibreOffice/7.0.0.3$Linux_X86_64 LibreOffice_project/8061b3e9204bef6b321a21033174034a5e2ea88e</meta:generator>
    <meta:document-statistic meta:table-count="17" meta:image-count="0" meta:object-count="0" meta:page-count="2" meta:paragraph-count="281" meta:word-count="847" meta:character-count="4392" meta:non-whitespace-character-count="3751"/>
  </office:meta>
</office:document-meta>
</file>